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border="0.06pt solid #0000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ackground-color="#99ff33" fo:border="0.06pt solid #0000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6mm" svg:height="90.01mm" svg:x="181.21mm" svg:y="190.26mm">
            <loext:p draw:notify-on-update-of-ranges="Sheet1.A3:Sheet1.A3 Sheet1.B3:Sheet1.S3 Sheet1.A4:Sheet1.A4 Sheet1.B4:Sheet1.S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6mm" svg:height="90.01mm" svg:x="182.74mm" svg:y="98.75mm">
            <loext:p draw:notify-on-update-of-ranges="Sheet1.A3:Sheet1.A3 Sheet1.B3:Sheet1.S3 Sheet1.A5:Sheet1.A5 Sheet1.B5:Sheet1.S5 Sheet1.A6:Sheet1.A6 Sheet1.B6:Sheet1.S6 Sheet1.A7:Sheet1.A7 Sheet1.B7:Sheet1.S7 Sheet1.A8:Sheet1.A8 Sheet1.B8:Sheet1.S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6mm" svg:height="90.02mm" svg:x="351.13mm" svg:y="98.14mm">
            <loext:p draw:notify-on-update-of-ranges="Sheet1.A3:Sheet1.A3 Sheet1.B3:Sheet1.S3 Sheet1.A9:Sheet1.A9 Sheet1.B9:Sheet1.S9 Sheet1.A10:Sheet1.A10 Sheet1.B10:Sheet1.S10 Sheet1.A11:Sheet1.A11 Sheet1.B11:Sheet1.S11 Sheet1.A12:Sheet1.A12 Sheet1.B12:Sheet1.S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4.12mm" svg:y="192.17mm">
            <loext:p draw:notify-on-update-of-ranges="Sheet1.A3:Sheet1.A3 Sheet1.B3:Sheet1.S3 Sheet1.A13:Sheet1.A13 Sheet1.B13:Sheet1.S13 Sheet1.A14:Sheet1.A14 Sheet1.B14:Sheet1.S14 Sheet1.A15:Sheet1.A15 Sheet1.B15:Sheet1.S15 Sheet1.A16:Sheet1.A16 Sheet1.B16:Sheet1.S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1.68mm" svg:y="94.32mm">
            <loext:p draw:notify-on-update-of-ranges="Sheet1.A3:Sheet1.A3 Sheet1.B3:Sheet1.S3 Sheet1.A17:Sheet1.A17 Sheet1.B17:Sheet1.S17 Sheet1.A18:Sheet1.A18 Sheet1.B18:Sheet1.S18 Sheet1.A19:Sheet1.A19 Sheet1.B19:Sheet1.S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86mm" svg:height="89.93mm" svg:x="350.29mm" svg:y="193.41mm">
            <loext:p draw:notify-on-update-of-ranges="Sheet1.A3:Sheet1.A3 Sheet1.B3:Sheet1.S3 Sheet1.A4:Sheet1.A4 Sheet1.B4:Sheet1.S4 Sheet1.A9:Sheet1.A9 Sheet1.B9:Sheet1.S9 Sheet1.A19:Sheet1.A19 Sheet1.B19:Sheet1.S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86mm" svg:height="89.93mm" svg:x="450.79mm" svg:y="2.26mm">
            <loext:p draw:notify-on-update-of-ranges="Sheet1.A3:Sheet1.A3 Sheet1.B3:Sheet1.S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86mm" svg:height="89.93mm" svg:x="518.52mm" svg:y="98.21mm">
            <loext:p draw:notify-on-update-of-ranges="Sheet1.A3:Sheet1.A3 Sheet1.B3:Sheet1.S3 Sheet1.A10:Sheet1.A10 Sheet1.B10:Sheet1.S10 Sheet1.A14:Sheet1.A14 Sheet1.B14:Sheet1.S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8" table:default-cell-style-name="ce6"/>
        <table:table-row table:style-name="ro1"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Frame 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TTC LIDAR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12.614245" calcext:value-type="float">
            <text:p>12.614245</text:p>
          </table:table-cell>
          <table:table-cell office:value-type="float" office:value="14.091013" calcext:value-type="float">
            <text:p>14.091013</text:p>
          </table:table-cell>
          <table:table-cell office:value-type="float" office:value="16.689386" calcext:value-type="float">
            <text:p>16.689386</text:p>
          </table:table-cell>
          <table:table-cell office:value-type="float" office:value="15.908233" calcext:value-type="float">
            <text:p>15.908233</text:p>
          </table:table-cell>
          <table:table-cell office:value-type="float" office:value="12.678716" calcext:value-type="float">
            <text:p>12.678716</text:p>
          </table:table-cell>
          <table:table-cell office:value-type="float" office:value="11.984351" calcext:value-type="float">
            <text:p>11.984351</text:p>
          </table:table-cell>
          <table:table-cell office:value-type="float" office:value="13.124118" calcext:value-type="float">
            <text:p>13.124118</text:p>
          </table:table-cell>
          <table:table-cell office:value-type="float" office:value="13.024118" calcext:value-type="float">
            <text:p>13.024118</text:p>
          </table:table-cell>
          <table:table-cell office:value-type="float" office:value="11.174641" calcext:value-type="float">
            <text:p>11.174641</text:p>
          </table:table-cell>
          <table:table-cell office:value-type="float" office:value="12.808601" calcext:value-type="float">
            <text:p>12.808601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8.573525" calcext:value-type="float">
            <text:p>8.57352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9.546581" calcext:value-type="float">
            <text:p>9.546581</text:p>
          </table:table-cell>
          <table:table-cell office:value-type="float" office:value="8.398803" calcext:value-type="float">
            <text:p>8.398803</text:p>
          </table:table-cell>
        </table:table-row>
        <table:table-row table:style-name="ro1">
          <table:table-cell office:value-type="string" calcext:value-type="string">
            <text:p>AKAZE-AKAZE</text:p>
          </table:table-cell>
          <table:table-cell office:value-type="float" office:value="12.996275" calcext:value-type="float">
            <text:p>12.996275</text:p>
          </table:table-cell>
          <table:table-cell office:value-type="float" office:value="14.565173" calcext:value-type="float">
            <text:p>14.565173</text:p>
          </table:table-cell>
          <table:table-cell office:value-type="float" office:value="12.3751" calcext:value-type="float">
            <text:p>12.3751</text:p>
          </table:table-cell>
          <table:table-cell office:value-type="float" office:value="14.015449" calcext:value-type="float">
            <text:p>14.015449</text:p>
          </table:table-cell>
          <table:table-cell office:value-type="float" office:value="16.851596" calcext:value-type="float">
            <text:p>16.851596</text:p>
          </table:table-cell>
          <table:table-cell office:value-type="float" office:value="14.407012" calcext:value-type="float">
            <text:p>14.407012</text:p>
          </table:table-cell>
          <table:table-cell office:value-type="float" office:value="16.610037" calcext:value-type="float">
            <text:p>16.610037</text:p>
          </table:table-cell>
          <table:table-cell office:value-type="float" office:value="12.846009" calcext:value-type="float">
            <text:p>12.846009</text:p>
          </table:table-cell>
          <table:table-cell office:value-type="float" office:value="13.536182" calcext:value-type="float">
            <text:p>13.536182</text:p>
          </table:table-cell>
          <table:table-cell office:value-type="float" office:value="11.529658" calcext:value-type="float">
            <text:p>11.529658</text:p>
          </table:table-cell>
          <table:table-cell office:value-type="float" office:value="12.144749" calcext:value-type="float">
            <text:p>12.144749</text:p>
          </table:table-cell>
          <table:table-cell office:value-type="float" office:value="10.348694" calcext:value-type="float">
            <text:p>10.348694</text:p>
          </table:table-cell>
          <table:table-cell office:value-type="float" office:value="12.673124" calcext:value-type="float">
            <text:p>12.673124</text:p>
          </table:table-cell>
          <table:table-cell office:value-type="float" office:value="10.914908" calcext:value-type="float">
            <text:p>10.914908</text:p>
          </table:table-cell>
          <table:table-cell office:value-type="float" office:value="14.54752" calcext:value-type="float">
            <text:p>14.54752</text:p>
          </table:table-cell>
          <table:table-cell office:value-type="float" office:value="10.114624" calcext:value-type="float">
            <text:p>10.114624</text:p>
          </table:table-cell>
          <table:table-cell office:value-type="float" office:value="8.950443" calcext:value-type="float">
            <text:p>8.950443</text:p>
          </table:table-cell>
          <table:table-cell office:value-type="float" office:value="8.873399" calcext:value-type="float">
            <text:p>8.873399</text:p>
          </table:table-cell>
        </table:table-row>
        <table:table-row table:style-name="ro1">
          <table:table-cell table:style-name="ce4" office:value-type="string" calcext:value-type="string">
            <text:p>BRISK-BRIEF</text:p>
          </table:table-cell>
          <table:table-cell office:value-type="float" office:value="13.055144" calcext:value-type="float">
            <text:p>13.055144</text:p>
          </table:table-cell>
          <table:table-cell office:value-type="float" office:value="17.966832" calcext:value-type="float">
            <text:p>17.966832</text:p>
          </table:table-cell>
          <table:table-cell office:value-type="float" office:value="12.26097" calcext:value-type="float">
            <text:p>12.26097</text:p>
          </table:table-cell>
          <table:table-cell office:value-type="float" office:value="20.882145" calcext:value-type="float">
            <text:p>20.882145</text:p>
          </table:table-cell>
          <table:table-cell office:value-type="float" office:value="18.520468" calcext:value-type="float">
            <text:p>18.520468</text:p>
          </table:table-cell>
          <table:table-cell office:value-type="float" office:value="19.789979" calcext:value-type="float">
            <text:p>19.789979</text:p>
          </table:table-cell>
          <table:table-cell office:value-type="float" office:value="13.911618" calcext:value-type="float">
            <text:p>13.911618</text:p>
          </table:table-cell>
          <table:table-cell office:value-type="float" office:value="12.129271" calcext:value-type="float">
            <text:p>12.129271</text:p>
          </table:table-cell>
          <table:table-cell office:value-type="float" office:value="11.067357" calcext:value-type="float">
            <text:p>11.067357</text:p>
          </table:table-cell>
          <table:table-cell office:value-type="float" office:value="11.999066" calcext:value-type="float">
            <text:p>11.999066</text:p>
          </table:table-cell>
          <table:table-cell office:value-type="float" office:value="14.094902" calcext:value-type="float">
            <text:p>14.094902</text:p>
          </table:table-cell>
          <table:table-cell office:value-type="float" office:value="11.967085" calcext:value-type="float">
            <text:p>11.967085</text:p>
          </table:table-cell>
          <table:table-cell office:value-type="float" office:value="12.228666" calcext:value-type="float">
            <text:p>12.228666</text:p>
          </table:table-cell>
          <table:table-cell office:value-type="float" office:value="10.827655" calcext:value-type="float">
            <text:p>10.827655</text:p>
          </table:table-cell>
          <table:table-cell office:value-type="float" office:value="12.58611" calcext:value-type="float">
            <text:p>12.58611</text:p>
          </table:table-cell>
          <table:table-cell office:value-type="float" office:value="11.197403" calcext:value-type="float">
            <text:p>11.197403</text:p>
          </table:table-cell>
          <table:table-cell office:value-type="float" office:value="9.74603" calcext:value-type="float">
            <text:p>9.74603</text:p>
          </table:table-cell>
          <table:table-cell/>
        </table:table-row>
        <table:table-row table:style-name="ro1">
          <table:table-cell table:style-name="ce4" office:value-type="string" calcext:value-type="string">
            <text:p>BRISK-FREAK</text:p>
          </table:table-cell>
          <table:table-cell office:value-type="float" office:value="20.375932" calcext:value-type="float">
            <text:p>20.375932</text:p>
          </table:table-cell>
          <table:table-cell office:value-type="float" office:value="15.142138" calcext:value-type="float">
            <text:p>15.142138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16.260436" calcext:value-type="float">
            <text:p>16.260436</text:p>
          </table:table-cell>
          <table:table-cell office:value-type="float" office:value="22.549253" calcext:value-type="float">
            <text:p>22.549253</text:p>
          </table:table-cell>
          <table:table-cell office:value-type="float" office:value="17.311574" calcext:value-type="float">
            <text:p>17.311574</text:p>
          </table:table-cell>
          <table:table-cell office:value-type="float" office:value="18.35269" calcext:value-type="float">
            <text:p>18.35269</text:p>
          </table:table-cell>
          <table:table-cell office:value-type="float" office:value="20.787293" calcext:value-type="float">
            <text:p>20.787293</text:p>
          </table:table-cell>
          <table:table-cell office:value-type="float" office:value="14.86398" calcext:value-type="float">
            <text:p>14.86398</text:p>
          </table:table-cell>
          <table:table-cell office:value-type="float" office:value="14.845657" calcext:value-type="float">
            <text:p>14.845657</text:p>
          </table:table-cell>
          <table:table-cell office:value-type="float" office:value="9.656452" calcext:value-type="float">
            <text:p>9.656452</text:p>
          </table:table-cell>
          <table:table-cell office:value-type="float" office:value="11.852253" calcext:value-type="float">
            <text:p>11.852253</text:p>
          </table:table-cell>
          <table:table-cell office:value-type="float" office:value="12.69861" calcext:value-type="float">
            <text:p>12.69861</text:p>
          </table:table-cell>
          <table:table-cell office:value-type="float" office:value="11.655318" calcext:value-type="float">
            <text:p>11.655318</text:p>
          </table:table-cell>
          <table:table-cell office:value-type="float" office:value="12.776429" calcext:value-type="float">
            <text:p>12.776429</text:p>
          </table:table-cell>
          <table:table-cell office:value-type="float" office:value="10.035207" calcext:value-type="float">
            <text:p>10.035207</text:p>
          </table:table-cell>
          <table:table-cell office:value-type="float" office:value="8.116823" calcext:value-type="float">
            <text:p>8.116823</text:p>
          </table:table-cell>
          <table:table-cell office:value-type="float" office:value="8.804621" calcext:value-type="float">
            <text:p>8.804621</text:p>
          </table:table-cell>
        </table:table-row>
        <table:table-row table:style-name="ro1">
          <table:table-cell table:style-name="ce4" office:value-type="string" calcext:value-type="string">
            <text:p>BRISK-ORB</text:p>
          </table:table-cell>
          <table:table-cell office:value-type="float" office:value="10.85896" calcext:value-type="float">
            <text:p>10.85896</text:p>
          </table:table-cell>
          <table:table-cell office:value-type="float" office:value="10.312815" calcext:value-type="float">
            <text:p>10.312815</text:p>
          </table:table-cell>
          <table:table-cell office:value-type="float" office:value="11.255663" calcext:value-type="float">
            <text:p>11.255663</text:p>
          </table:table-cell>
          <table:table-cell office:value-type="float" office:value="21.886135" calcext:value-type="float">
            <text:p>21.886135</text:p>
          </table:table-cell>
          <table:table-cell office:value-type="float" office:value="20.738145" calcext:value-type="float">
            <text:p>20.738145</text:p>
          </table:table-cell>
          <table:table-cell office:value-type="float" office:value="13.289442" calcext:value-type="float">
            <text:p>13.289442</text:p>
          </table:table-cell>
          <table:table-cell office:value-type="float" office:value="11.271696" calcext:value-type="float">
            <text:p>11.271696</text:p>
          </table:table-cell>
          <table:table-cell office:value-type="float" office:value="11.320494" calcext:value-type="float">
            <text:p>11.320494</text:p>
          </table:table-cell>
          <table:table-cell office:value-type="float" office:value="10.827245" calcext:value-type="float">
            <text:p>10.827245</text:p>
          </table:table-cell>
          <table:table-cell office:value-type="float" office:value="8.242779" calcext:value-type="float">
            <text:p>8.242779</text:p>
          </table:table-cell>
          <table:table-cell office:value-type="float" office:value="9.698223" calcext:value-type="float">
            <text:p>9.698223</text:p>
          </table:table-cell>
          <table:table-cell office:value-type="float" office:value="10.641518" calcext:value-type="float">
            <text:p>10.641518</text:p>
          </table:table-cell>
          <table:table-cell office:value-type="float" office:value="9.563265" calcext:value-type="float">
            <text:p>9.563265</text:p>
          </table:table-cell>
          <table:table-cell office:value-type="float" office:value="2.311752" calcext:value-type="float">
            <text:p>2.311752</text:p>
          </table:table-cell>
          <table:table-cell office:value-type="float" office:value="10.129926" calcext:value-type="float">
            <text:p>10.129926</text:p>
          </table:table-cell>
          <table:table-cell office:value-type="float" office:value="8.322569" calcext:value-type="float">
            <text:p>8.322569</text:p>
          </table:table-cell>
          <table:table-cell office:value-type="float" office:value="10.39754" calcext:value-type="float">
            <text:p>10.39754</text:p>
          </table:table-cell>
          <table:table-cell/>
        </table:table-row>
        <table:table-row table:style-name="ro1">
          <table:table-cell table:style-name="ce4" office:value-type="string" calcext:value-type="string">
            <text:p>BRISK-SIFT</text:p>
          </table:table-cell>
          <table:table-cell office:value-type="float" office:value="14.743823" calcext:value-type="float">
            <text:p>14.743823</text:p>
          </table:table-cell>
          <table:table-cell office:value-type="float" office:value="11.758998" calcext:value-type="float">
            <text:p>11.758998</text:p>
          </table:table-cell>
          <table:table-cell office:value-type="float" office:value="14.619176" calcext:value-type="float">
            <text:p>14.619176</text:p>
          </table:table-cell>
          <table:table-cell office:value-type="float" office:value="11.236114" calcext:value-type="float">
            <text:p>11.236114</text:p>
          </table:table-cell>
          <table:table-cell office:value-type="float" office:value="12.496587" calcext:value-type="float">
            <text:p>12.496587</text:p>
          </table:table-cell>
          <table:table-cell office:value-type="float" office:value="16.112302" calcext:value-type="float">
            <text:p>16.112302</text:p>
          </table:table-cell>
          <table:table-cell office:value-type="float" office:value="14.306315" calcext:value-type="float">
            <text:p>14.306315</text:p>
          </table:table-cell>
          <table:table-cell office:value-type="float" office:value="14.526124" calcext:value-type="float">
            <text:p>14.526124</text:p>
          </table:table-cell>
          <table:table-cell office:value-type="float" office:value="10.593015" calcext:value-type="float">
            <text:p>10.593015</text:p>
          </table:table-cell>
          <table:table-cell office:value-type="float" office:value="11.794634" calcext:value-type="float">
            <text:p>11.794634</text:p>
          </table:table-cell>
          <table:table-cell office:value-type="float" office:value="13.433523" calcext:value-type="float">
            <text:p>13.433523</text:p>
          </table:table-cell>
          <table:table-cell office:value-type="float" office:value="9.873373" calcext:value-type="float">
            <text:p>9.873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BRIEF</text:p>
          </table:table-cell>
          <table:table-cell office:value-type="float" office:value="12.148159" calcext:value-type="float">
            <text:p>12.148159</text:p>
          </table:table-cell>
          <table:table-cell office:value-type="float" office:value="22.264337" calcext:value-type="float">
            <text:p>22.264337</text:p>
          </table:table-cell>
          <table:table-cell office:value-type="float" office:value="16.563317" calcext:value-type="float">
            <text:p>16.563317</text:p>
          </table:table-cell>
          <table:table-cell office:value-type="float" office:value="16.082551" calcext:value-type="float">
            <text:p>16.082551</text:p>
          </table:table-cell>
          <table:table-cell office:value-type="float" office:value="27.95252" calcext:value-type="float">
            <text:p>27.95252</text:p>
          </table:table-cell>
          <table:table-cell office:value-type="float" office:value="14.595954" calcext:value-type="float">
            <text:p>14.595954</text:p>
          </table:table-cell>
          <table:table-cell office:value-type="float" office:value="17.221677" calcext:value-type="float">
            <text:p>17.221677</text:p>
          </table:table-cell>
          <table:table-cell office:value-type="float" office:value="12.382898" calcext:value-type="float">
            <text:p>12.382898</text:p>
          </table:table-cell>
          <table:table-cell office:value-type="float" office:value="13.453252" calcext:value-type="float">
            <text:p>13.453252</text:p>
          </table:table-cell>
          <table:table-cell office:value-type="float" office:value="17.647065" calcext:value-type="float">
            <text:p>17.647065</text:p>
          </table:table-cell>
          <table:table-cell office:value-type="float" office:value="13.609049" calcext:value-type="float">
            <text:p>13.609049</text:p>
          </table:table-cell>
          <table:table-cell office:value-type="float" office:value="14.207537" calcext:value-type="float">
            <text:p>14.207537</text:p>
          </table:table-cell>
          <table:table-cell office:value-type="float" office:value="9.810447" calcext:value-type="float">
            <text:p>9.810447</text:p>
          </table:table-cell>
          <table:table-cell office:value-type="float" office:value="12.350041" calcext:value-type="float">
            <text:p>12.350041</text:p>
          </table:table-cell>
          <table:table-cell office:value-type="float" office:value="11.697577" calcext:value-type="float">
            <text:p>11.697577</text:p>
          </table:table-cell>
          <table:table-cell office:value-type="float" office:value="9.222179" calcext:value-type="float">
            <text:p>9.222179</text:p>
          </table:table-cell>
          <table:table-cell office:value-type="float" office:value="12.640565" calcext:value-type="float">
            <text:p>12.640565</text:p>
          </table:table-cell>
          <table:table-cell/>
        </table:table-row>
        <table:table-row table:style-name="ro1">
          <table:table-cell office:value-type="string" calcext:value-type="string">
            <text:p>FAST-FREAK</text:p>
          </table:table-cell>
          <table:table-cell office:value-type="float" office:value="9.766789" calcext:value-type="float">
            <text:p>9.766789</text:p>
          </table:table-cell>
          <table:table-cell office:value-type="float" office:value="23.432285" calcext:value-type="float">
            <text:p>23.432285</text:p>
          </table:table-cell>
          <table:table-cell office:value-type="float" office:value="12.766351" calcext:value-type="float">
            <text:p>12.766351</text:p>
          </table:table-cell>
          <table:table-cell office:value-type="float" office:value="72.723688" calcext:value-type="float">
            <text:p>72.723688</text:p>
          </table:table-cell>
          <table:table-cell office:value-type="float" office:value="8.227603" calcext:value-type="float">
            <text:p>8.227603</text:p>
          </table:table-cell>
          <table:table-cell office:value-type="float" office:value="34.726546" calcext:value-type="float">
            <text:p>34.726546</text:p>
          </table:table-cell>
          <table:table-cell office:value-type="float" office:value="10.63944" calcext:value-type="float">
            <text:p>10.63944</text:p>
          </table:table-cell>
          <table:table-cell office:value-type="float" office:value="12.833056" calcext:value-type="float">
            <text:p>12.833056</text:p>
          </table:table-cell>
          <table:table-cell office:value-type="float" office:value="14.270777" calcext:value-type="float">
            <text:p>14.270777</text:p>
          </table:table-cell>
          <table:table-cell office:value-type="float" office:value="22.994257" calcext:value-type="float">
            <text:p>22.994257</text:p>
          </table:table-cell>
          <table:table-cell office:value-type="float" office:value="12.723134" calcext:value-type="float">
            <text:p>12.723134</text:p>
          </table:table-cell>
          <table:table-cell office:value-type="float" office:value="10.235721" calcext:value-type="float">
            <text:p>10.235721</text:p>
          </table:table-cell>
          <table:table-cell office:value-type="float" office:value="10.958476" calcext:value-type="float">
            <text:p>10.958476</text:p>
          </table:table-cell>
          <table:table-cell office:value-type="float" office:value="12.345256" calcext:value-type="float">
            <text:p>12.345256</text:p>
          </table:table-cell>
          <table:table-cell office:value-type="float" office:value="9.649765" calcext:value-type="float">
            <text:p>9.649765</text:p>
          </table:table-cell>
          <table:table-cell office:value-type="float" office:value="9.952432" calcext:value-type="float">
            <text:p>9.95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ORB</text:p>
          </table:table-cell>
          <table:table-cell office:value-type="float" office:value="8.542014" calcext:value-type="float">
            <text:p>8.542014</text:p>
          </table:table-cell>
          <table:table-cell office:value-type="float" office:value="12.33382" calcext:value-type="float">
            <text:p>12.33382</text:p>
          </table:table-cell>
          <table:table-cell office:value-type="float" office:value="16.021922" calcext:value-type="float">
            <text:p>16.021922</text:p>
          </table:table-cell>
          <table:table-cell office:value-type="float" office:value="14.234971" calcext:value-type="float">
            <text:p>14.234971</text:p>
          </table:table-cell>
          <table:table-cell office:value-type="float" office:value="27.367497" calcext:value-type="float">
            <text:p>27.367497</text:p>
          </table:table-cell>
          <table:table-cell office:value-type="float" office:value="11.988042" calcext:value-type="float">
            <text:p>11.988042</text:p>
          </table:table-cell>
          <table:table-cell office:value-type="float" office:value="15.109579" calcext:value-type="float">
            <text:p>15.109579</text:p>
          </table:table-cell>
          <table:table-cell office:value-type="float" office:value="11.5248" calcext:value-type="float">
            <text:p>11.5248</text:p>
          </table:table-cell>
          <table:table-cell office:value-type="float" office:value="13.120817" calcext:value-type="float">
            <text:p>13.120817</text:p>
          </table:table-cell>
          <table:table-cell office:value-type="float" office:value="14.337809" calcext:value-type="float">
            <text:p>14.337809</text:p>
          </table:table-cell>
          <table:table-cell office:value-type="float" office:value="21.010037" calcext:value-type="float">
            <text:p>21.010037</text:p>
          </table:table-cell>
          <table:table-cell office:value-type="float" office:value="14.351165" calcext:value-type="float">
            <text:p>14.351165</text:p>
          </table:table-cell>
          <table:table-cell office:value-type="float" office:value="10.501419" calcext:value-type="float">
            <text:p>10.501419</text:p>
          </table:table-cell>
          <table:table-cell office:value-type="float" office:value="14.019437" calcext:value-type="float">
            <text:p>14.019437</text:p>
          </table:table-cell>
          <table:table-cell office:value-type="float" office:value="11.681448" calcext:value-type="float">
            <text:p>11.681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-SIFT</text:p>
          </table:table-cell>
          <table:table-cell office:value-type="float" office:value="14.027134" calcext:value-type="float">
            <text:p>14.027134</text:p>
          </table:table-cell>
          <table:table-cell office:value-type="float" office:value="23.373353" calcext:value-type="float">
            <text:p>23.373353</text:p>
          </table:table-cell>
          <table:table-cell office:value-type="float" office:value="17.205573" calcext:value-type="float">
            <text:p>17.205573</text:p>
          </table:table-cell>
          <table:table-cell office:value-type="float" office:value="30.176796" calcext:value-type="float">
            <text:p>30.176796</text:p>
          </table:table-cell>
          <table:table-cell office:value-type="float" office:value="21.747696" calcext:value-type="float">
            <text:p>21.747696</text:p>
          </table:table-cell>
          <table:table-cell office:value-type="float" office:value="12.030303" calcext:value-type="float">
            <text:p>12.030303</text:p>
          </table:table-cell>
          <table:table-cell office:value-type="float" office:value="12.89359" calcext:value-type="float">
            <text:p>12.89359</text:p>
          </table:table-cell>
          <table:table-cell office:value-type="float" office:value="15.601984" calcext:value-type="float">
            <text:p>15.601984</text:p>
          </table:table-cell>
          <table:table-cell office:value-type="float" office:value="17.56148" calcext:value-type="float">
            <text:p>17.56148</text:p>
          </table:table-cell>
          <table:table-cell office:value-type="float" office:value="15.116508" calcext:value-type="float">
            <text:p>15.116508</text:p>
          </table:table-cell>
          <table:table-cell office:value-type="float" office:value="10.945049" calcext:value-type="float">
            <text:p>10.945049</text:p>
          </table:table-cell>
          <table:table-cell office:value-type="float" office:value="12.214122" calcext:value-type="float">
            <text:p>12.21412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ORB-BRIEF</text:p>
          </table:table-cell>
          <table:table-cell office:value-type="float" office:value="14.240151" calcext:value-type="float">
            <text:p>14.240151</text:p>
          </table:table-cell>
          <table:table-cell office:value-type="float" office:value="20.42144" calcext:value-type="float">
            <text:p>20.42144</text:p>
          </table:table-cell>
          <table:table-cell office:value-type="float" office:value="17.772204" calcext:value-type="float">
            <text:p>17.772204</text:p>
          </table:table-cell>
          <table:table-cell office:value-type="float" office:value="15.839788" calcext:value-type="float">
            <text:p>15.839788</text:p>
          </table:table-cell>
          <table:table-cell office:value-type="float" office:value="66.223956" calcext:value-type="float">
            <text:p>66.223956</text:p>
          </table:table-cell>
          <table:table-cell office:value-type="float" office:value="21.827061" calcext:value-type="float">
            <text:p>21.827061</text:p>
          </table:table-cell>
          <table:table-cell office:value-type="float" office:value="23.246662" calcext:value-type="float">
            <text:p>23.246662</text:p>
          </table:table-cell>
          <table:table-cell office:value-type="float" office:value="17.146179" calcext:value-type="float">
            <text:p>17.146179</text:p>
          </table:table-cell>
          <table:table-cell office:value-type="float" office:value="11.959191" calcext:value-type="float">
            <text:p>11.959191</text:p>
          </table:table-cell>
          <table:table-cell office:value-type="float" office:value="9.917304" calcext:value-type="float">
            <text:p>9.917304</text:p>
          </table:table-cell>
          <table:table-cell office:value-type="float" office:value="29.976759" calcext:value-type="float">
            <text:p>29.976759</text:p>
          </table:table-cell>
          <table:table-cell office:value-type="float" office:value="12.715456" calcext:value-type="float">
            <text:p>12.715456</text:p>
          </table:table-cell>
          <table:table-cell office:value-type="float" office:value="9.783354" calcext:value-type="float">
            <text:p>9.783354</text:p>
          </table:table-cell>
          <table:table-cell office:value-type="float" office:value="11.890246" calcext:value-type="float">
            <text:p>11.890246</text:p>
          </table:table-cell>
          <table:table-cell office:value-type="float" office:value="14.430075" calcext:value-type="float">
            <text:p>14.430075</text:p>
          </table:table-cell>
          <table:table-cell office:value-type="float" office:value="16.127567" calcext:value-type="float">
            <text:p>16.127567</text:p>
          </table:table-cell>
          <table:table-cell office:value-type="float" office:value="15.219451" calcext:value-type="float">
            <text:p>15.219451</text:p>
          </table:table-cell>
          <table:table-cell/>
        </table:table-row>
        <table:table-row table:style-name="ro1">
          <table:table-cell table:style-name="ce4" office:value-type="string" calcext:value-type="string">
            <text:p>ORB-FREAK</text:p>
          </table:table-cell>
          <table:table-cell office:value-type="float" office:value="20.576159" calcext:value-type="float">
            <text:p>20.576159</text:p>
          </table:table-cell>
          <table:table-cell office:value-type="float" office:value="17.943493" calcext:value-type="float">
            <text:p>17.943493</text:p>
          </table:table-cell>
          <table:table-cell office:value-type="float" office:value="149.075365" calcext:value-type="float">
            <text:p>149.075365</text:p>
          </table:table-cell>
          <table:table-cell office:value-type="float" office:value="24.732013" calcext:value-type="float">
            <text:p>24.732013</text:p>
          </table:table-cell>
          <table:table-cell office:value-type="float" office:value="24.5" calcext:value-type="float">
            <text:p>24.5</text:p>
          </table:table-cell>
          <table:table-cell office:value-type="float" office:value="23.994629" calcext:value-type="float">
            <text:p>23.994629</text:p>
          </table:table-cell>
          <table:table-cell office:value-type="float" office:value="16.678995" calcext:value-type="float">
            <text:p>16.678995</text:p>
          </table:table-cell>
          <table:table-cell office:value-type="float" office:value="79.098976" calcext:value-type="float">
            <text:p>79.098976</text:p>
          </table:table-cell>
          <table:table-cell office:value-type="float" office:value="7.656974" calcext:value-type="float">
            <text:p>7.656974</text:p>
          </table:table-cell>
          <table:table-cell office:value-type="float" office:value="14.48563" calcext:value-type="float">
            <text:p>14.48563</text:p>
          </table:table-cell>
          <table:table-cell office:value-type="float" office:value="6.427865" calcext:value-type="float">
            <text:p>6.427865</text:p>
          </table:table-cell>
          <table:table-cell office:value-type="float" office:value="44.795944" calcext:value-type="float">
            <text:p>44.795944</text:p>
          </table:table-cell>
          <table:table-cell office:value-type="float" office:value="8.403805" calcext:value-type="float">
            <text:p>8.403805</text:p>
          </table:table-cell>
          <table:table-cell office:value-type="float" office:value="6.011271" calcext:value-type="float">
            <text:p>6.011271</text:p>
          </table:table-cell>
          <table:table-cell office:value-type="float" office:value="9.868051" calcext:value-type="float">
            <text:p>9.868051</text:p>
          </table:table-cell>
          <table:table-cell office:value-type="float" office:value="9.746868" calcext:value-type="float">
            <text:p>9.74686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RB-ORB</text:p>
          </table:table-cell>
          <table:table-cell office:value-type="float" office:value="13.11824" calcext:value-type="float">
            <text:p>13.11824</text:p>
          </table:table-cell>
          <table:table-cell office:value-type="float" office:value="19.256036" calcext:value-type="float">
            <text:p>19.256036</text:p>
          </table:table-cell>
          <table:table-cell office:value-type="float" office:value="51.244381" calcext:value-type="float">
            <text:p>51.244381</text:p>
          </table:table-cell>
          <table:table-cell office:value-type="float" office:value="21.150075" calcext:value-type="float">
            <text:p>21.150075</text:p>
          </table:table-cell>
          <table:table-cell office:value-type="float" office:value="18.159555" calcext:value-type="float">
            <text:p>18.159555</text:p>
          </table:table-cell>
          <table:table-cell office:value-type="float" office:value="8.628356" calcext:value-type="float">
            <text:p>8.628356</text:p>
          </table:table-cell>
          <table:table-cell office:value-type="float" office:value="22.803926" calcext:value-type="float">
            <text:p>22.803926</text:p>
          </table:table-cell>
          <table:table-cell office:value-type="float" office:value="12.164194" calcext:value-type="float">
            <text:p>12.164194</text:p>
          </table:table-cell>
          <table:table-cell office:value-type="float" office:value="6.575356" calcext:value-type="float">
            <text:p>6.575356</text:p>
          </table:table-cell>
          <table:table-cell office:value-type="float" office:value="12.193032" calcext:value-type="float">
            <text:p>12.193032</text:p>
          </table:table-cell>
          <table:table-cell office:value-type="float" office:value="11.51795" calcext:value-type="float">
            <text:p>11.51795</text:p>
          </table:table-cell>
          <table:table-cell office:value-type="float" office:value="12.15204" calcext:value-type="float">
            <text:p>12.15204</text:p>
          </table:table-cell>
          <table:table-cell office:value-type="float" office:value="12.260902" calcext:value-type="float">
            <text:p>12.260902</text:p>
          </table:table-cell>
          <table:table-cell office:value-type="float" office:value="10.221635" calcext:value-type="float">
            <text:p>10.221635</text:p>
          </table:table-cell>
          <table:table-cell office:value-type="float" office:value="14.170555" calcext:value-type="float">
            <text:p>14.170555</text:p>
          </table:table-cell>
          <table:table-cell office:value-type="float" office:value="15.412778" calcext:value-type="float">
            <text:p>15.41277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RB-SIFT</text:p>
          </table:table-cell>
          <table:table-cell office:value-type="float" office:value="23.981342" calcext:value-type="float">
            <text:p>23.981342</text:p>
          </table:table-cell>
          <table:table-cell office:value-type="float" office:value="21.917627" calcext:value-type="float">
            <text:p>21.917627</text:p>
          </table:table-cell>
          <table:table-cell office:value-type="float" office:value="32.147459" calcext:value-type="float">
            <text:p>32.147459</text:p>
          </table:table-cell>
          <table:table-cell office:value-type="float" office:value="62.697723" calcext:value-type="float">
            <text:p>62.697723</text:p>
          </table:table-cell>
          <table:table-cell office:value-type="float" office:value="31.257916" calcext:value-type="float">
            <text:p>31.257916</text:p>
          </table:table-cell>
          <table:table-cell office:value-type="float" office:value="10.477305" calcext:value-type="float">
            <text:p>10.477305</text:p>
          </table:table-cell>
          <table:table-cell office:value-type="float" office:value="15.651253" calcext:value-type="float">
            <text:p>15.651253</text:p>
          </table:table-cell>
          <table:table-cell office:value-type="float" office:value="9.677185" calcext:value-type="float">
            <text:p>9.677185</text:p>
          </table:table-cell>
          <table:table-cell office:value-type="float" office:value="9.380142" calcext:value-type="float">
            <text:p>9.380142</text:p>
          </table:table-cell>
          <table:table-cell office:value-type="float" office:value="23.222079" calcext:value-type="float">
            <text:p>23.222079</text:p>
          </table:table-cell>
          <table:table-cell office:value-type="float" office:value="8.336553" calcext:value-type="float">
            <text:p>8.336553</text:p>
          </table:table-cell>
          <table:table-cell office:value-type="float" office:value="19.356521" calcext:value-type="float">
            <text:p>19.356521</text:p>
          </table:table-cell>
          <table:table-cell office:value-type="float" office:value="25.365602" calcext:value-type="float">
            <text:p>25.365602</text:p>
          </table:table-cell>
          <table:table-cell office:value-type="float" office:value="15.850398" calcext:value-type="float">
            <text:p>15.850398</text:p>
          </table:table-cell>
          <table:table-cell office:value-type="float" office:value="14.562659" calcext:value-type="float">
            <text:p>14.562659</text:p>
          </table:table-cell>
          <table:table-cell office:value-type="float" office:value="16.252473" calcext:value-type="float">
            <text:p>16.25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BRIEF</text:p>
          </table:table-cell>
          <table:table-cell office:value-type="float" office:value="14.007786" calcext:value-type="float">
            <text:p>14.007786</text:p>
          </table:table-cell>
          <table:table-cell office:value-type="float" office:value="12.867654" calcext:value-type="float">
            <text:p>12.867654</text:p>
          </table:table-cell>
          <table:table-cell office:value-type="float" office:value="19.008539" calcext:value-type="float">
            <text:p>19.008539</text:p>
          </table:table-cell>
          <table:table-cell office:value-type="float" office:value="21.380825" calcext:value-type="float">
            <text:p>21.380825</text:p>
          </table:table-cell>
          <table:table-cell office:value-type="float" office:value="18.137596" calcext:value-type="float">
            <text:p>18.137596</text:p>
          </table:table-cell>
          <table:table-cell office:value-type="float" office:value="11.409237" calcext:value-type="float">
            <text:p>11.409237</text:p>
          </table:table-cell>
          <table:table-cell office:value-type="float" office:value="13.749587" calcext:value-type="float">
            <text:p>13.749587</text:p>
          </table:table-cell>
          <table:table-cell office:value-type="float" office:value="14.297932" calcext:value-type="float">
            <text:p>14.297932</text:p>
          </table:table-cell>
          <table:table-cell office:value-type="float" office:value="11.08744" calcext:value-type="float">
            <text:p>11.08744</text:p>
          </table:table-cell>
          <table:table-cell office:value-type="float" office:value="15.503144" calcext:value-type="float">
            <text:p>15.503144</text:p>
          </table:table-cell>
          <table:table-cell office:value-type="float" office:value="11.234601" calcext:value-type="float">
            <text:p>11.234601</text:p>
          </table:table-cell>
          <table:table-cell office:value-type="float" office:value="11.686946" calcext:value-type="float">
            <text:p>11.686946</text:p>
          </table:table-cell>
          <table:table-cell office:value-type="float" office:value="9.748749" calcext:value-type="float">
            <text:p>9.748749</text:p>
          </table:table-cell>
          <table:table-cell office:value-type="float" office:value="9.479613" calcext:value-type="float">
            <text:p>9.479613</text:p>
          </table:table-cell>
          <table:table-cell office:value-type="float" office:value="9.255516" calcext:value-type="float">
            <text:p>9.255516</text:p>
          </table:table-cell>
          <table:table-cell office:value-type="float" office:value="8.24319" calcext:value-type="float">
            <text:p>8.24319</text:p>
          </table:table-cell>
          <table:table-cell office:value-type="float" office:value="8.698429" calcext:value-type="float">
            <text:p>8.698429</text:p>
          </table:table-cell>
          <table:table-cell office:value-type="float" office:value="8.969131" calcext:value-type="float">
            <text:p>8.969131</text:p>
          </table:table-cell>
        </table:table-row>
        <table:table-row table:style-name="ro1">
          <table:table-cell office:value-type="string" calcext:value-type="string">
            <text:p>SIFT-FREAK</text:p>
          </table:table-cell>
          <table:table-cell office:value-type="float" office:value="11.459937" calcext:value-type="float">
            <text:p>11.459937</text:p>
          </table:table-cell>
          <table:table-cell office:value-type="float" office:value="12.482933" calcext:value-type="float">
            <text:p>12.482933</text:p>
          </table:table-cell>
          <table:table-cell office:value-type="float" office:value="20.942269" calcext:value-type="float">
            <text:p>20.942269</text:p>
          </table:table-cell>
          <table:table-cell office:value-type="float" office:value="18.960369" calcext:value-type="float">
            <text:p>18.960369</text:p>
          </table:table-cell>
          <table:table-cell office:value-type="float" office:value="24.075936" calcext:value-type="float">
            <text:p>24.075936</text:p>
          </table:table-cell>
          <table:table-cell office:value-type="float" office:value="12.13904" calcext:value-type="float">
            <text:p>12.13904</text:p>
          </table:table-cell>
          <table:table-cell office:value-type="float" office:value="11.877053" calcext:value-type="float">
            <text:p>11.877053</text:p>
          </table:table-cell>
          <table:table-cell office:value-type="float" office:value="15.627309" calcext:value-type="float">
            <text:p>15.627309</text:p>
          </table:table-cell>
          <table:table-cell office:value-type="float" office:value="11.199838" calcext:value-type="float">
            <text:p>11.199838</text:p>
          </table:table-cell>
          <table:table-cell office:value-type="float" office:value="16.718997" calcext:value-type="float">
            <text:p>16.718997</text:p>
          </table:table-cell>
          <table:table-cell office:value-type="float" office:value="11.625125" calcext:value-type="float">
            <text:p>11.625125</text:p>
          </table:table-cell>
          <table:table-cell office:value-type="float" office:value="9.996521" calcext:value-type="float">
            <text:p>9.996521</text:p>
          </table:table-cell>
          <table:table-cell office:value-type="float" office:value="9.479613" calcext:value-type="float">
            <text:p>9.479613</text:p>
          </table:table-cell>
          <table:table-cell office:value-type="float" office:value="10.241271" calcext:value-type="float">
            <text:p>10.241271</text:p>
          </table:table-cell>
          <table:table-cell office:value-type="float" office:value="8.128291" calcext:value-type="float">
            <text:p>8.128291</text:p>
          </table:table-cell>
          <table:table-cell office:value-type="float" office:value="8.922266" calcext:value-type="float">
            <text:p>8.922266</text:p>
          </table:table-cell>
          <table:table-cell office:value-type="float" office:value="9.500035" calcext:value-type="float">
            <text:p>9.500035</text:p>
          </table:table-cell>
          <table:table-cell/>
        </table:table-row>
        <table:table-row table:style-name="ro1">
          <table:table-cell office:value-type="string" calcext:value-type="string">
            <text:p>SIFT-SIFT</text:p>
          </table:table-cell>
          <table:table-cell office:value-type="float" office:value="10.732223" calcext:value-type="float">
            <text:p>10.732223</text:p>
          </table:table-cell>
          <table:table-cell office:value-type="float" office:value="17.123778" calcext:value-type="float">
            <text:p>17.123778</text:p>
          </table:table-cell>
          <table:table-cell office:value-type="float" office:value="18.188516" calcext:value-type="float">
            <text:p>18.188516</text:p>
          </table:table-cell>
          <table:table-cell office:value-type="float" office:value="15.975939" calcext:value-type="float">
            <text:p>15.975939</text:p>
          </table:table-cell>
          <table:table-cell office:value-type="float" office:value="20.777434" calcext:value-type="float">
            <text:p>20.777434</text:p>
          </table:table-cell>
          <table:table-cell office:value-type="float" office:value="14.709231" calcext:value-type="float">
            <text:p>14.709231</text:p>
          </table:table-cell>
          <table:table-cell office:value-type="float" office:value="17.744487" calcext:value-type="float">
            <text:p>17.744487</text:p>
          </table:table-cell>
          <table:table-cell office:value-type="float" office:value="13.839289" calcext:value-type="float">
            <text:p>13.839289</text:p>
          </table:table-cell>
          <table:table-cell office:value-type="float" office:value="13.263191" calcext:value-type="float">
            <text:p>13.263191</text:p>
          </table:table-cell>
          <table:table-cell office:value-type="float" office:value="13.01294" calcext:value-type="float">
            <text:p>13.01294</text:p>
          </table:table-cell>
          <table:table-cell office:value-type="float" office:value="11.128443" calcext:value-type="float">
            <text:p>11.128443</text:p>
          </table:table-cell>
          <table:table-cell office:value-type="float" office:value="11.990156" calcext:value-type="float">
            <text:p>11.990156</text:p>
          </table:table-cell>
          <table:table-cell office:value-type="float" office:value="9.620349" calcext:value-type="float">
            <text:p>9.620349</text:p>
          </table:table-cell>
          <table:table-cell office:value-type="float" office:value="9.854768" calcext:value-type="float">
            <text:p>9.854768</text:p>
          </table:table-cell>
          <table:table-cell office:value-type="float" office:value="9.234171" calcext:value-type="float">
            <text:p>9.234171</text:p>
          </table:table-cell>
          <table:table-cell office:value-type="float" office:value="9.214038" calcext:value-type="float">
            <text:p>9.214038</text:p>
          </table:table-cell>
          <table:table-cell office:value-type="float" office:value="7.929106" calcext:value-type="float">
            <text:p>7.929106</text:p>
          </table:table-cell>
          <table:table-cell office:value-type="float" office:value="8.679294" calcext:value-type="float">
            <text:p>8.679294</text:p>
          </table:table-cell>
        </table:table-row>
      </table:table>
      <table:table table:name="Sheet2" table:style-name="ta1" table:protected="true" table:protection-key="QgAkgl1DZoXuHIc30addVFYmljM=" table:protection-key-digest-algorithm="http://www.w3.org/2000/09/xmldsig#sha1">
        <loext:table-protection loext:select-protected-cells="true" loext:select-unprotected-cells="true"/>
        <table:table-column table:style-name="co2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RISK-ORB</text:p>
          </table:table-cell>
          <table:table-cell office:value-type="float" office:value="10.464853" calcext:value-type="float">
            <text:p>10.464853</text:p>
          </table:table-cell>
          <table:table-cell office:value-type="float" office:value="18.981149" calcext:value-type="float">
            <text:p>18.981149</text:p>
          </table:table-cell>
          <table:table-cell office:value-type="float" office:value="14.87192" calcext:value-type="float">
            <text:p>14.87192</text:p>
          </table:table-cell>
          <table:table-cell office:value-type="float" office:value="14.111511" calcext:value-type="float">
            <text:p>14.111511</text:p>
          </table:table-cell>
          <table:table-cell office:value-type="float" office:value="21.948631" calcext:value-type="float">
            <text:p>21.948631</text:p>
          </table:table-cell>
          <table:table-cell office:value-type="float" office:value="26.390053" calcext:value-type="float">
            <text:p>26.390053</text:p>
          </table:table-cell>
          <table:table-cell office:value-type="float" office:value="14.383517" calcext:value-type="float">
            <text:p>14.383517</text:p>
          </table:table-cell>
          <table:table-cell office:value-type="float" office:value="13.475271" calcext:value-type="float">
            <text:p>13.475271</text:p>
          </table:table-cell>
          <table:table-cell office:value-type="float" office:value="12.943978" calcext:value-type="float">
            <text:p>12.943978</text:p>
          </table:table-cell>
          <table:table-cell office:value-type="float" office:value="11.585637" calcext:value-type="float">
            <text:p>11.585637</text:p>
          </table:table-cell>
          <table:table-cell office:value-type="float" office:value="12.762015" calcext:value-type="float">
            <text:p>12.762015</text:p>
          </table:table-cell>
          <table:table-cell office:value-type="float" office:value="10.733248" calcext:value-type="float">
            <text:p>10.733248</text:p>
          </table:table-cell>
          <table:table-cell office:value-type="float" office:value="13.548206" calcext:value-type="float">
            <text:p>13.548206</text:p>
          </table:table-cell>
          <table:table-cell office:value-type="float" office:value="10.281399" calcext:value-type="float">
            <text:p>10.281399</text:p>
          </table:table-cell>
          <table:table-cell office:value-type="float" office:value="11.793429" calcext:value-type="float">
            <text:p>11.793429</text:p>
          </table:table-cell>
          <table:table-cell office:value-type="float" office:value="9.162673" calcext:value-type="float">
            <text:p>9.162673</text:p>
          </table:table-cell>
          <table:table-cell office:value-type="float" office:value="12.081266" calcext:value-type="float">
            <text:p>12.081266</text:p>
          </table:table-cell>
          <table:table-cell/>
        </table:table-row>
        <table:table-row table:style-name="ro1">
          <table:table-cell office:value-type="string" calcext:value-type="string">
            <text:p>BRISK-SIFT</text:p>
          </table:table-cell>
          <table:table-cell office:value-type="float" office:value="13.259135" calcext:value-type="float">
            <text:p>13.259135</text:p>
          </table:table-cell>
          <table:table-cell office:value-type="float" office:value="14.550809" calcext:value-type="float">
            <text:p>14.550809</text:p>
          </table:table-cell>
          <table:table-cell office:value-type="float" office:value="15.16851" calcext:value-type="float">
            <text:p>15.16851</text:p>
          </table:table-cell>
          <table:table-cell office:value-type="float" office:value="13.191987" calcext:value-type="float">
            <text:p>13.191987</text:p>
          </table:table-cell>
          <table:table-cell office:value-type="float" office:value="12.404726" calcext:value-type="float">
            <text:p>12.404726</text:p>
          </table:table-cell>
          <table:table-cell office:value-type="float" office:value="16.451578" calcext:value-type="float">
            <text:p>16.451578</text:p>
          </table:table-cell>
          <table:table-cell office:value-type="float" office:value="13.67104" calcext:value-type="float">
            <text:p>13.67104</text:p>
          </table:table-cell>
          <table:table-cell office:value-type="float" office:value="12.81297" calcext:value-type="float">
            <text:p>12.81297</text:p>
          </table:table-cell>
          <table:table-cell office:value-type="float" office:value="11.850547" calcext:value-type="float">
            <text:p>11.850547</text:p>
          </table:table-cell>
          <table:table-cell office:value-type="float" office:value="10.805655" calcext:value-type="float">
            <text:p>10.805655</text:p>
          </table:table-cell>
          <table:table-cell office:value-type="float" office:value="12.027756" calcext:value-type="float">
            <text:p>12.027756</text:p>
          </table:table-cell>
          <table:table-cell office:value-type="float" office:value="12.70152" calcext:value-type="float">
            <text:p>12.70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BRIEF</text:p>
          </table:table-cell>
          <table:table-cell office:value-type="float" office:value="12.601798" calcext:value-type="float">
            <text:p>12.601798</text:p>
          </table:table-cell>
          <table:table-cell office:value-type="float" office:value="12.832454" calcext:value-type="float">
            <text:p>12.832454</text:p>
          </table:table-cell>
          <table:table-cell office:value-type="float" office:value="13.037473" calcext:value-type="float">
            <text:p>13.037473</text:p>
          </table:table-cell>
          <table:table-cell office:value-type="float" office:value="14.236031" calcext:value-type="float">
            <text:p>14.236031</text:p>
          </table:table-cell>
          <table:table-cell office:value-type="float" office:value="12.850575" calcext:value-type="float">
            <text:p>12.850575</text:p>
          </table:table-cell>
          <table:table-cell office:value-type="float" office:value="13.108246" calcext:value-type="float">
            <text:p>13.108246</text:p>
          </table:table-cell>
          <table:table-cell office:value-type="float" office:value="11.046904" calcext:value-type="float">
            <text:p>11.046904</text:p>
          </table:table-cell>
          <table:table-cell office:value-type="float" office:value="11.546717" calcext:value-type="float">
            <text:p>11.546717</text:p>
          </table:table-cell>
          <table:table-cell office:value-type="float" office:value="11.603334" calcext:value-type="float">
            <text:p>11.603334</text:p>
          </table:table-cell>
          <table:table-cell office:value-type="float" office:value="12.166103" calcext:value-type="float">
            <text:p>12.166103</text:p>
          </table:table-cell>
          <table:table-cell office:value-type="float" office:value="12.312956" calcext:value-type="float">
            <text:p>12.312956</text:p>
          </table:table-cell>
          <table:table-cell office:value-type="float" office:value="11.981575" calcext:value-type="float">
            <text:p>11.981575</text:p>
          </table:table-cell>
          <table:table-cell office:value-type="float" office:value="12.113169" calcext:value-type="float">
            <text:p>12.113169</text:p>
          </table:table-cell>
          <table:table-cell office:value-type="float" office:value="10.745582" calcext:value-type="float">
            <text:p>10.745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-FREAK</text:p>
          </table:table-cell>
          <table:table-cell office:value-type="string" calcext:value-type="string">
            <text:p>-inf</text:p>
          </table:table-cell>
          <table:table-cell office:value-type="float" office:value="11.364875" calcext:value-type="float">
            <text:p>11.364875</text:p>
          </table:table-cell>
          <table:table-cell office:value-type="float" office:value="10.950674" calcext:value-type="float">
            <text:p>10.950674</text:p>
          </table:table-cell>
          <table:table-cell office:value-type="float" office:value="11.046904" calcext:value-type="float">
            <text:p>11.046904</text:p>
          </table:table-cell>
          <table:table-cell office:value-type="float" office:value="12.18604" calcext:value-type="float">
            <text:p>12.18604</text:p>
          </table:table-cell>
          <table:table-cell office:value-type="float" office:value="11.8009" calcext:value-type="float">
            <text:p>11.8009</text:p>
          </table:table-cell>
          <table:table-cell office:value-type="float" office:value="11.951282" calcext:value-type="float">
            <text:p>11.951282</text:p>
          </table:table-cell>
          <table:table-cell office:value-type="float" office:value="15.865896" calcext:value-type="float">
            <text:p>15.865896</text:p>
          </table:table-cell>
          <table:table-cell office:value-type="float" office:value="12.983142" calcext:value-type="float">
            <text:p>12.983142</text:p>
          </table:table-cell>
          <table:table-cell office:value-type="float" office:value="14.382689" calcext:value-type="float">
            <text:p>14.382689</text:p>
          </table:table-cell>
          <table:table-cell office:value-type="float" office:value="12.576644" calcext:value-type="float">
            <text:p>12.576644</text:p>
          </table:table-cell>
          <table:table-cell office:value-type="float" office:value="9.564812" calcext:value-type="float">
            <text:p>9.564812</text:p>
          </table:table-cell>
          <table:table-cell office:value-type="float" office:value="11.85544" calcext:value-type="float">
            <text:p>11.85544</text:p>
          </table:table-cell>
          <table:table-cell office:value-type="float" office:value="12.223618" calcext:value-type="float">
            <text:p>12.223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-ORB</text:p>
          </table:table-cell>
          <table:table-cell office:value-type="float" office:value="6.457478" calcext:value-type="float">
            <text:p>6.457478</text:p>
          </table:table-cell>
          <table:table-cell office:value-type="float" office:value="9.958084" calcext:value-type="float">
            <text:p>9.958084</text:p>
          </table:table-cell>
          <table:table-cell office:value-type="float" office:value="11.15767" calcext:value-type="float">
            <text:p>11.15767</text:p>
          </table:table-cell>
          <table:table-cell office:value-type="float" office:value="12.160906" calcext:value-type="float">
            <text:p>12.160906</text:p>
          </table:table-cell>
          <table:table-cell office:value-type="float" office:value="11.760357" calcext:value-type="float">
            <text:p>11.760357</text:p>
          </table:table-cell>
          <table:table-cell office:value-type="float" office:value="12.92667" calcext:value-type="float">
            <text:p>12.92667</text:p>
          </table:table-cell>
          <table:table-cell office:value-type="float" office:value="11.991289" calcext:value-type="float">
            <text:p>11.991289</text:p>
          </table:table-cell>
          <table:table-cell office:value-type="float" office:value="13.042372" calcext:value-type="float">
            <text:p>13.042372</text:p>
          </table:table-cell>
          <table:table-cell office:value-type="float" office:value="11.990762" calcext:value-type="float">
            <text:p>11.990762</text:p>
          </table:table-cell>
          <table:table-cell office:value-type="float" office:value="11.999865" calcext:value-type="float">
            <text:p>11.999865</text:p>
          </table:table-cell>
          <table:table-cell office:value-type="float" office:value="55.200572" calcext:value-type="float">
            <text:p>55.200572</text:p>
          </table:table-cell>
          <table:table-cell office:value-type="float" office:value="12.102305" calcext:value-type="float">
            <text:p>12.102305</text:p>
          </table:table-cell>
          <table:table-cell office:value-type="float" office:value="10.881939" calcext:value-type="float">
            <text:p>10.881939</text:p>
          </table:table-cell>
          <table:table-cell office:value-type="float" office:value="12.89577" calcext:value-type="float">
            <text:p>12.89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-SIFT</text:p>
          </table:table-cell>
          <table:table-cell office:value-type="float" office:value="12.987481" calcext:value-type="float">
            <text:p>12.987481</text:p>
          </table:table-cell>
          <table:table-cell office:value-type="float" office:value="46.978571" calcext:value-type="float">
            <text:p>46.978571</text:p>
          </table:table-cell>
          <table:table-cell office:value-type="float" office:value="12.540209" calcext:value-type="float">
            <text:p>12.540209</text:p>
          </table:table-cell>
          <table:table-cell office:value-type="float" office:value="39.365824" calcext:value-type="float">
            <text:p>39.365824</text:p>
          </table:table-cell>
          <table:table-cell office:value-type="float" office:value="15.679957" calcext:value-type="float">
            <text:p>15.679957</text:p>
          </table:table-cell>
          <table:table-cell office:value-type="float" office:value="11.903347" calcext:value-type="float">
            <text:p>11.903347</text:p>
          </table:table-cell>
          <table:table-cell office:value-type="float" office:value="11.8009" calcext:value-type="float">
            <text:p>11.8009</text:p>
          </table:table-cell>
          <table:table-cell office:value-type="float" office:value="13.3437" calcext:value-type="float">
            <text:p>13.3437</text:p>
          </table:table-cell>
          <table:table-cell office:value-type="float" office:value="13.755606" calcext:value-type="float">
            <text:p>13.755606</text:p>
          </table:table-cell>
          <table:table-cell office:value-type="float" office:value="13.990913" calcext:value-type="float">
            <text:p>13.990913</text:p>
          </table:table-cell>
          <table:table-cell office:value-type="float" office:value="11.694175" calcext:value-type="float">
            <text:p>11.694175</text:p>
          </table:table-cell>
          <table:table-cell office:value-type="float" office:value="12.557432" calcext:value-type="float">
            <text:p>12.55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B-BRIEF</text:p>
          </table:table-cell>
          <table:table-cell office:value-type="float" office:value="12.113441" calcext:value-type="float">
            <text:p>12.113441</text:p>
          </table:table-cell>
          <table:table-cell office:value-type="float" office:value="33.602833" calcext:value-type="float">
            <text:p>33.602833</text:p>
          </table:table-cell>
          <table:table-cell office:value-type="float" office:value="11.987721" calcext:value-type="float">
            <text:p>11.987721</text:p>
          </table:table-cell>
          <table:table-cell office:value-type="float" office:value="21.521046" calcext:value-type="float">
            <text:p>21.521046</text:p>
          </table:table-cell>
          <table:table-cell office:value-type="string" calcext:value-type="string">
            <text:p>nan</text:p>
          </table:table-cell>
          <table:table-cell office:value-type="float" office:value="8.960911" calcext:value-type="float">
            <text:p>8.960911</text:p>
          </table:table-cell>
          <table:table-cell office:value-type="float" office:value="326.783928" calcext:value-type="float">
            <text:p>326.783928</text:p>
          </table:table-cell>
          <table:table-cell office:value-type="float" office:value="169.207112" calcext:value-type="float">
            <text:p>169.207112</text:p>
          </table:table-cell>
          <table:table-cell office:value-type="float" office:value="10.664355" calcext:value-type="float">
            <text:p>10.664355</text:p>
          </table:table-cell>
          <table:table-cell office:value-type="float" office:value="21.39175" calcext:value-type="float">
            <text:p>21.39175</text:p>
          </table:table-cell>
          <table:table-cell office:value-type="float" office:value="12.741448" calcext:value-type="float">
            <text:p>12.741448</text:p>
          </table:table-cell>
          <table:table-cell office:value-type="float" office:value="21.938186" calcext:value-type="float">
            <text:p>21.938186</text:p>
          </table:table-cell>
          <table:table-cell office:value-type="float" office:value="12.351686" calcext:value-type="float">
            <text:p>12.351686</text:p>
          </table:table-cell>
          <table:table-cell office:value-type="float" office:value="8.675022" calcext:value-type="float">
            <text:p>8.675022</text:p>
          </table:table-cell>
          <table:table-cell office:value-type="float" office:value="13.351703" calcext:value-type="float">
            <text:p>13.351703</text:p>
          </table:table-cell>
          <table:table-cell office:value-type="float" office:value="21.723705" calcext:value-type="float">
            <text:p>21.723705</text:p>
          </table:table-cell>
          <table:table-cell office:value-type="float" office:value="12.185214" calcext:value-type="float">
            <text:p>12.185214</text:p>
          </table:table-cell>
          <table:table-cell/>
        </table:table-row>
        <table:table-row table:style-name="ro1">
          <table:table-cell office:value-type="string" calcext:value-type="string">
            <text:p>ORB-FREAK</text:p>
          </table:table-cell>
          <table:table-cell office:value-type="float" office:value="10.895432" calcext:value-type="float">
            <text:p>10.895432</text:p>
          </table:table-cell>
          <table:table-cell office:value-type="float" office:value="32.093128" calcext:value-type="float">
            <text:p>32.093128</text:p>
          </table:table-cell>
          <table:table-cell office:value-type="float" office:value="10.686371" calcext:value-type="float">
            <text:p>10.686371</text:p>
          </table:table-cell>
          <table:table-cell office:value-type="float" office:value="11.109738" calcext:value-type="float">
            <text:p>11.109738</text:p>
          </table:table-cell>
          <table:table-cell office:value-type="float" office:value="-324.810877" calcext:value-type="float">
            <text:p>-324.810877</text:p>
          </table:table-cell>
          <table:table-cell office:value-type="float" office:value="17.714534" calcext:value-type="float">
            <text:p>17.714534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13.311161" calcext:value-type="float">
            <text:p>13.311161</text:p>
          </table:table-cell>
          <table:table-cell office:value-type="float" office:value="114.081745" calcext:value-type="float">
            <text:p>114.081745</text:p>
          </table:table-cell>
          <table:table-cell office:value-type="float" office:value="7.266683" calcext:value-type="float">
            <text:p>7.266683</text:p>
          </table:table-cell>
          <table:table-cell office:value-type="float" office:value="8.31342" calcext:value-type="float">
            <text:p>8.31342</text:p>
          </table:table-cell>
          <table:table-cell office:value-type="float" office:value="7.68349" calcext:value-type="float">
            <text:p>7.68349</text:p>
          </table:table-cell>
          <table:table-cell office:value-type="float" office:value="20.065795" calcext:value-type="float">
            <text:p>20.065795</text:p>
          </table:table-cell>
          <table:table-cell office:value-type="float" office:value="8.705789" calcext:value-type="float">
            <text:p>8.705789</text:p>
          </table:table-cell>
          <table:table-cell office:value-type="float" office:value="7.765476" calcext:value-type="float">
            <text:p>7.765476</text:p>
          </table:table-cell>
          <table:table-cell office:value-type="float" office:value="12.913994" calcext:value-type="float">
            <text:p>12.913994</text:p>
          </table:table-cell>
          <table:table-cell office:value-type="float" office:value="7.62862" calcext:value-type="float">
            <text:p>7.62862</text:p>
          </table:table-cell>
        </table:table-row>
        <table:table-row table:style-name="ro1">
          <table:table-cell office:value-type="string" calcext:value-type="string">
            <text:p>ORB-ORB</text:p>
          </table:table-cell>
          <table:table-cell office:value-type="float" office:value="11.102417" calcext:value-type="float">
            <text:p>11.102417</text:p>
          </table:table-cell>
          <table:table-cell office:value-type="float" office:value="16.675493" calcext:value-type="float">
            <text:p>16.675493</text:p>
          </table:table-cell>
          <table:table-cell office:value-type="float" office:value="120.377622" calcext:value-type="float">
            <text:p>120.377622</text:p>
          </table:table-cell>
          <table:table-cell office:value-type="float" office:value="31.071498" calcext:value-type="float">
            <text:p>31.07149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.441162" calcext:value-type="float">
            <text:p>10.441162</text:p>
          </table:table-cell>
          <table:table-cell office:value-type="string" calcext:value-type="string">
            <text:p>-inf</text:p>
          </table:table-cell>
          <table:table-cell office:value-type="float" office:value="16.64694" calcext:value-type="float">
            <text:p>16.64694</text:p>
          </table:table-cell>
          <table:table-cell office:value-type="float" office:value="10.616914" calcext:value-type="float">
            <text:p>10.616914</text:p>
          </table:table-cell>
          <table:table-cell office:value-type="string" calcext:value-type="string">
            <text:p>-inf</text:p>
          </table:table-cell>
          <table:table-cell office:value-type="float" office:value="12.999294" calcext:value-type="float">
            <text:p>12.999294</text:p>
          </table:table-cell>
          <table:table-cell office:value-type="float" office:value="9.644139" calcext:value-type="float">
            <text:p>9.644139</text:p>
          </table:table-cell>
          <table:table-cell office:value-type="float" office:value="26.126174" calcext:value-type="float">
            <text:p>26.126174</text:p>
          </table:table-cell>
          <table:table-cell office:value-type="float" office:value="13.66561" calcext:value-type="float">
            <text:p>13.66561</text:p>
          </table:table-cell>
          <table:table-cell office:value-type="float" office:value="18.322767" calcext:value-type="float">
            <text:p>18.322767</text:p>
          </table:table-cell>
          <table:table-cell office:value-type="float" office:value="27.47559" calcext:value-type="float">
            <text:p>27.47559</text:p>
          </table:table-cell>
          <table:table-cell/>
        </table:table-row>
        <table:table-row table:style-name="ro1">
          <table:table-cell office:value-type="string" calcext:value-type="string">
            <text:p>ORB-ORB</text:p>
          </table:table-cell>
          <table:table-cell office:value-type="float" office:value="11.102417" calcext:value-type="float">
            <text:p>11.102417</text:p>
          </table:table-cell>
          <table:table-cell office:value-type="float" office:value="16.675493" calcext:value-type="float">
            <text:p>16.675493</text:p>
          </table:table-cell>
          <table:table-cell office:value-type="float" office:value="120.377622" calcext:value-type="float">
            <text:p>120.377622</text:p>
          </table:table-cell>
          <table:table-cell office:value-type="float" office:value="31.071498" calcext:value-type="float">
            <text:p>31.07149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.441162" calcext:value-type="float">
            <text:p>10.441162</text:p>
          </table:table-cell>
          <table:table-cell office:value-type="string" calcext:value-type="string">
            <text:p>-inf</text:p>
          </table:table-cell>
          <table:table-cell office:value-type="float" office:value="16.64694" calcext:value-type="float">
            <text:p>16.64694</text:p>
          </table:table-cell>
          <table:table-cell office:value-type="float" office:value="10.616914" calcext:value-type="float">
            <text:p>10.616914</text:p>
          </table:table-cell>
          <table:table-cell office:value-type="string" calcext:value-type="string">
            <text:p>-inf</text:p>
          </table:table-cell>
          <table:table-cell office:value-type="float" office:value="12.999294" calcext:value-type="float">
            <text:p>12.999294</text:p>
          </table:table-cell>
          <table:table-cell office:value-type="float" office:value="9.644139" calcext:value-type="float">
            <text:p>9.644139</text:p>
          </table:table-cell>
          <table:table-cell office:value-type="float" office:value="26.126174" calcext:value-type="float">
            <text:p>26.126174</text:p>
          </table:table-cell>
          <table:table-cell office:value-type="float" office:value="13.66561" calcext:value-type="float">
            <text:p>13.66561</text:p>
          </table:table-cell>
          <table:table-cell office:value-type="float" office:value="18.322767" calcext:value-type="float">
            <text:p>18.322767</text:p>
          </table:table-cell>
          <table:table-cell office:value-type="float" office:value="27.47559" calcext:value-type="float">
            <text:p>27.47559</text:p>
          </table:table-cell>
          <table:table-cell/>
        </table:table-row>
        <table:table-row table:style-name="ro1">
          <table:table-cell office:value-type="string" calcext:value-type="string">
            <text:p>ORB-SIFT</text:p>
          </table:table-cell>
          <table:table-cell office:value-type="float" office:value="20.521106" calcext:value-type="float">
            <text:p>20.521106</text:p>
          </table:table-cell>
          <table:table-cell office:value-type="float" office:value="12.267585" calcext:value-type="float">
            <text:p>12.267585</text:p>
          </table:table-cell>
          <table:table-cell office:value-type="float" office:value="30.135723" calcext:value-type="float">
            <text:p>30.1357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.881961" calcext:value-type="float">
            <text:p>10.881961</text:p>
          </table:table-cell>
          <table:table-cell office:value-type="string" calcext:value-type="string">
            <text:p>-inf</text:p>
          </table:table-cell>
          <table:table-cell office:value-type="float" office:value="10.919002" calcext:value-type="float">
            <text:p>10.919002</text:p>
          </table:table-cell>
          <table:table-cell office:value-type="float" office:value="8.175319" calcext:value-type="float">
            <text:p>8.175319</text:p>
          </table:table-cell>
          <table:table-cell office:value-type="string" calcext:value-type="string">
            <text:p>-inf</text:p>
          </table:table-cell>
          <table:table-cell office:value-type="float" office:value="8.86639" calcext:value-type="float">
            <text:p>8.86639</text:p>
          </table:table-cell>
          <table:table-cell office:value-type="float" office:value="26.134917" calcext:value-type="float">
            <text:p>26.134917</text:p>
          </table:table-cell>
          <table:table-cell office:value-type="float" office:value="32.911178" calcext:value-type="float">
            <text:p>32.911178</text:p>
          </table:table-cell>
          <table:table-cell office:value-type="float" office:value="8.204875" calcext:value-type="float">
            <text:p>8.204875</text:p>
          </table:table-cell>
          <table:table-cell office:value-type="float" office:value="18.322767" calcext:value-type="float">
            <text:p>18.322767</text:p>
          </table:table-cell>
          <table:table-cell office:value-type="float" office:value="22.561165" calcext:value-type="float">
            <text:p>22.56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BRIEF</text:p>
          </table:table-cell>
          <table:table-cell office:value-type="float" office:value="17.677236" calcext:value-type="float">
            <text:p>17.677236</text:p>
          </table:table-cell>
          <table:table-cell office:value-type="float" office:value="12.452585" calcext:value-type="float">
            <text:p>12.452585</text:p>
          </table:table-cell>
          <table:table-cell office:value-type="float" office:value="13.30563" calcext:value-type="float">
            <text:p>13.30563</text:p>
          </table:table-cell>
          <table:table-cell office:value-type="float" office:value="23.055689" calcext:value-type="float">
            <text:p>23.055689</text:p>
          </table:table-cell>
          <table:table-cell office:value-type="float" office:value="28.954648" calcext:value-type="float">
            <text:p>28.954648</text:p>
          </table:table-cell>
          <table:table-cell office:value-type="float" office:value="9.790926" calcext:value-type="float">
            <text:p>9.790926</text:p>
          </table:table-cell>
          <table:table-cell office:value-type="float" office:value="18.850184" calcext:value-type="float">
            <text:p>18.850184</text:p>
          </table:table-cell>
          <table:table-cell office:value-type="float" office:value="17.430562" calcext:value-type="float">
            <text:p>17.430562</text:p>
          </table:table-cell>
          <table:table-cell office:value-type="float" office:value="13.054055" calcext:value-type="float">
            <text:p>13.054055</text:p>
          </table:table-cell>
          <table:table-cell office:value-type="float" office:value="18.074928" calcext:value-type="float">
            <text:p>18.074928</text:p>
          </table:table-cell>
          <table:table-cell office:value-type="float" office:value="15.238738" calcext:value-type="float">
            <text:p>15.238738</text:p>
          </table:table-cell>
          <table:table-cell office:value-type="float" office:value="20.101508" calcext:value-type="float">
            <text:p>20.101508</text:p>
          </table:table-cell>
          <table:table-cell office:value-type="float" office:value="18.190265" calcext:value-type="float">
            <text:p>18.190265</text:p>
          </table:table-cell>
          <table:table-cell office:value-type="float" office:value="9.512948" calcext:value-type="float">
            <text:p>9.512948</text:p>
          </table:table-cell>
          <table:table-cell office:value-type="float" office:value="11.244203" calcext:value-type="float">
            <text:p>11.244203</text:p>
          </table:table-cell>
          <table:table-cell office:value-type="float" office:value="7.576497" calcext:value-type="float">
            <text:p>7.576497</text:p>
          </table:table-cell>
          <table:table-cell office:value-type="float" office:value="8.994811" calcext:value-type="float">
            <text:p>8.994811</text:p>
          </table:table-cell>
          <table:table-cell office:value-type="float" office:value="11.436829" calcext:value-type="float">
            <text:p>11.436829</text:p>
          </table:table-cell>
        </table:table-row>
        <table:table-row table:style-name="ro1">
          <table:table-cell office:value-type="string" calcext:value-type="string">
            <text:p>SIFT-FREAK</text:p>
          </table:table-cell>
          <table:table-cell office:value-type="float" office:value="34.120388" calcext:value-type="float">
            <text:p>34.120388</text:p>
          </table:table-cell>
          <table:table-cell office:value-type="float" office:value="9.629807" calcext:value-type="float">
            <text:p>9.629807</text:p>
          </table:table-cell>
          <table:table-cell office:value-type="float" office:value="14.068432" calcext:value-type="float">
            <text:p>14.068432</text:p>
          </table:table-cell>
          <table:table-cell office:value-type="float" office:value="18.035196" calcext:value-type="float">
            <text:p>18.035196</text:p>
          </table:table-cell>
          <table:table-cell office:value-type="float" office:value="28.954648" calcext:value-type="float">
            <text:p>28.954648</text:p>
          </table:table-cell>
          <table:table-cell office:value-type="float" office:value="26.182213" calcext:value-type="float">
            <text:p>26.182213</text:p>
          </table:table-cell>
          <table:table-cell office:value-type="float" office:value="34.239294" calcext:value-type="float">
            <text:p>34.239294</text:p>
          </table:table-cell>
          <table:table-cell office:value-type="float" office:value="14.25813" calcext:value-type="float">
            <text:p>14.25813</text:p>
          </table:table-cell>
          <table:table-cell office:value-type="float" office:value="12.462568" calcext:value-type="float">
            <text:p>12.462568</text:p>
          </table:table-cell>
          <table:table-cell office:value-type="float" office:value="18.779468" calcext:value-type="float">
            <text:p>18.779468</text:p>
          </table:table-cell>
          <table:table-cell office:value-type="float" office:value="13.745054" calcext:value-type="float">
            <text:p>13.745054</text:p>
          </table:table-cell>
          <table:table-cell office:value-type="float" office:value="15.091262" calcext:value-type="float">
            <text:p>15.091262</text:p>
          </table:table-cell>
          <table:table-cell office:value-type="float" office:value="10.667101" calcext:value-type="float">
            <text:p>10.667101</text:p>
          </table:table-cell>
          <table:table-cell office:value-type="float" office:value="17.529017" calcext:value-type="float">
            <text:p>17.529017</text:p>
          </table:table-cell>
          <table:table-cell office:value-type="float" office:value="8.515077" calcext:value-type="float">
            <text:p>8.515077</text:p>
          </table:table-cell>
          <table:table-cell office:value-type="float" office:value="9.723913" calcext:value-type="float">
            <text:p>9.723913</text:p>
          </table:table-cell>
          <table:table-cell office:value-type="float" office:value="9.525428" calcext:value-type="float">
            <text:p>9.525428</text:p>
          </table:table-cell>
          <table:table-cell/>
        </table:table-row>
        <table:table-row table:style-name="ro1">
          <table:table-cell office:value-type="string" calcext:value-type="string">
            <text:p>SIFT-SIFT</text:p>
          </table:table-cell>
          <table:table-cell office:value-type="float" office:value="12.098753" calcext:value-type="float">
            <text:p>12.098753</text:p>
          </table:table-cell>
          <table:table-cell office:value-type="float" office:value="19.796898" calcext:value-type="float">
            <text:p>19.796898</text:p>
          </table:table-cell>
          <table:table-cell office:value-type="float" office:value="14.859126" calcext:value-type="float">
            <text:p>14.859126</text:p>
          </table:table-cell>
          <table:table-cell office:value-type="float" office:value="15.876832" calcext:value-type="float">
            <text:p>15.876832</text:p>
          </table:table-cell>
          <table:table-cell office:value-type="float" office:value="19.070118" calcext:value-type="float">
            <text:p>19.070118</text:p>
          </table:table-cell>
          <table:table-cell office:value-type="float" office:value="13.741415" calcext:value-type="float">
            <text:p>13.741415</text:p>
          </table:table-cell>
          <table:table-cell office:value-type="float" office:value="15.811889" calcext:value-type="float">
            <text:p>15.811889</text:p>
          </table:table-cell>
          <table:table-cell office:value-type="float" office:value="15.060838" calcext:value-type="float">
            <text:p>15.060838</text:p>
          </table:table-cell>
          <table:table-cell office:value-type="float" office:value="12.868557" calcext:value-type="float">
            <text:p>12.868557</text:p>
          </table:table-cell>
          <table:table-cell office:value-type="float" office:value="10.464708" calcext:value-type="float">
            <text:p>10.464708</text:p>
          </table:table-cell>
          <table:table-cell office:value-type="float" office:value="12.75897" calcext:value-type="float">
            <text:p>12.75897</text:p>
          </table:table-cell>
          <table:table-cell office:value-type="float" office:value="11.490813" calcext:value-type="float">
            <text:p>11.490813</text:p>
          </table:table-cell>
          <table:table-cell office:value-type="float" office:value="9.984683" calcext:value-type="float">
            <text:p>9.984683</text:p>
          </table:table-cell>
          <table:table-cell office:value-type="float" office:value="9.494417" calcext:value-type="float">
            <text:p>9.494417</text:p>
          </table:table-cell>
          <table:table-cell office:value-type="float" office:value="9.401314" calcext:value-type="float">
            <text:p>9.401314</text:p>
          </table:table-cell>
          <table:table-cell office:value-type="float" office:value="8.869888" calcext:value-type="float">
            <text:p>8.869888</text:p>
          </table:table-cell>
          <table:table-cell office:value-type="float" office:value="7.831158" calcext:value-type="float">
            <text:p>7.831158</text:p>
          </table:table-cell>
          <table:table-cell office:value-type="float" office:value="8.281503" calcext:value-type="float">
            <text:p>8.281503</text:p>
          </table:table-cell>
        </table:table-row>
      </table:table>
      <table:named-expressions/>
      <table:database-ranges>
        <table:database-range table:name="__Anonymous_Sheet_DB__0" table:target-range-address="Sheet1.A4:Sheet1.S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0/00/0000</text:date>, <text:time style:data-style-name="N2" text:time-value="14:34:15.330754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8:14:59.051302950</meta:creation-date>
    <dc:date>2021-04-05T17:39:12.616633496</dc:date>
    <meta:editing-duration>PT2H23M37S</meta:editing-duration>
    <meta:editing-cycles>5</meta:editing-cycles>
    <meta:generator>LibreOffice/5.1.6.2$Linux_X86_64 LibreOffice_project/10m0$Build-2</meta:generator>
    <meta:document-statistic meta:table-count="2" meta:cell-count="54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line" chart:style-name="ch1">
        <chart:legend chart:legend-position="end" svg:x="12.239cm" svg:y="3.953cm" style:legend-expansion="high" chart:style-name="ch2"/>
        <chart:plot-area chart:style-name="ch3" table:cell-range-address="Sheet1.A3:Sheet1.S4" chart:data-source-has-labels="column" svg:x="1.331cm" svg:y="0.18cm" svg:width="10.588cm" svg:height="7.661cm">
          <chartooo:coordinate-region svg:x="1.767cm" svg:y="0.379cm" svg:width="9.78cm" svg:height="6.815cm"/>
          <chart:axis chart:dimension="x" chart:name="primary-x" chart:style-name="ch4">
            <chart:title svg:x="5.509cm" svg:y="8.021cm" chart:style-name="ch5">
              <text:p>Frame number</text:p>
            </chart:title>
          </chart:axis>
          <chart:axis chart:dimension="y" chart:name="primary-y" chart:style-name="ch4">
            <chart:title svg:x="0.451cm" svg:y="5.496cm" chart:style-name="ch6">
              <text:p>Time To Collision (s)</text:p>
            </chart:title>
            <chart:grid chart:style-name="ch7" chart:class="major"/>
          </chart:axis>
          <chart:series chart:style-name="ch8" chart:values-cell-range-address="Sheet1.B3:Sheet1.S3" chart:label-cell-address="Sheet1.A3:Sheet1.A3" chart:class="chart:line">
            <chart:data-point chart:repeated="18"/>
          </chart:series>
          <chart:series chart:style-name="ch9" chart:values-cell-range-address="Sheet1.B4:Sheet1.S4" chart:label-cell-address="Sheet1.A4:Sheet1.A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AKAZE-AKAZE</text:p>
                <draw:g>
                  <svg:desc>Sheet1.A4:Sheet1.A4</svg:desc>
                </draw:g>
              </table:table-cell>
              <table:table-cell office:value-type="float" office:value="12.996275">
                <text:p>12.996275</text:p>
                <draw:g>
                  <svg:desc>Sheet1.B4:Sheet1.S4</svg:desc>
                </draw:g>
              </table:table-cell>
              <table:table-cell office:value-type="float" office:value="14.565173">
                <text:p>14.565173</text:p>
              </table:table-cell>
              <table:table-cell office:value-type="float" office:value="12.3751">
                <text:p>12.3751</text:p>
              </table:table-cell>
              <table:table-cell office:value-type="float" office:value="14.015449">
                <text:p>14.015449</text:p>
              </table:table-cell>
              <table:table-cell office:value-type="float" office:value="16.851596">
                <text:p>16.851596</text:p>
              </table:table-cell>
              <table:table-cell office:value-type="float" office:value="14.407012">
                <text:p>14.407012</text:p>
              </table:table-cell>
              <table:table-cell office:value-type="float" office:value="16.610037">
                <text:p>16.610037</text:p>
              </table:table-cell>
              <table:table-cell office:value-type="float" office:value="12.846009">
                <text:p>12.846009</text:p>
              </table:table-cell>
              <table:table-cell office:value-type="float" office:value="13.536182">
                <text:p>13.536182</text:p>
              </table:table-cell>
              <table:table-cell office:value-type="float" office:value="11.529658">
                <text:p>11.529658</text:p>
              </table:table-cell>
              <table:table-cell office:value-type="float" office:value="12.144749">
                <text:p>12.144749</text:p>
              </table:table-cell>
              <table:table-cell office:value-type="float" office:value="10.348694">
                <text:p>10.348694</text:p>
              </table:table-cell>
              <table:table-cell office:value-type="float" office:value="12.673124">
                <text:p>12.673124</text:p>
              </table:table-cell>
              <table:table-cell office:value-type="float" office:value="10.914908">
                <text:p>10.914908</text:p>
              </table:table-cell>
              <table:table-cell office:value-type="float" office:value="14.54752">
                <text:p>14.54752</text:p>
              </table:table-cell>
              <table:table-cell office:value-type="float" office:value="10.114624">
                <text:p>10.114624</text:p>
              </table:table-cell>
              <table:table-cell office:value-type="float" office:value="8.950443">
                <text:p>8.950443</text:p>
              </table:table-cell>
              <table:table-cell office:value-type="float" office:value="8.873399">
                <text:p>8.873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line" chart:style-name="ch1">
        <chart:legend chart:legend-position="end" svg:x="12.345cm" svg:y="3.206cm" style:legend-expansion="high" chart:style-name="ch2"/>
        <chart:plot-area chart:style-name="ch3" table:cell-range-address="Sheet1.A3:Sheet1.S3 Sheet1.A5:Sheet1.S8" chart:data-source-has-labels="column" svg:x="1.331cm" svg:y="0.18cm" svg:width="10.694cm" svg:height="7.661cm">
          <chartooo:coordinate-region svg:x="1.952cm" svg:y="0.379cm" svg:width="9.886cm" svg:height="6.815cm"/>
          <chart:axis chart:dimension="x" chart:name="primary-x" chart:style-name="ch4">
            <chart:title svg:x="5.562cm" svg:y="8.021cm" chart:style-name="ch5">
              <text:p>Frame number</text:p>
            </chart:title>
          </chart:axis>
          <chart:axis chart:dimension="y" chart:name="primary-y" chart:style-name="ch4">
            <chart:title svg:x="0.451cm" svg:y="5.496cm" chart:style-name="ch6">
              <text:p>Time To Collision (s)</text:p>
            </chart:title>
            <chart:grid chart:style-name="ch7" chart:class="major"/>
          </chart:axis>
          <chart:series chart:style-name="ch8" chart:values-cell-range-address="Sheet1.B3:Sheet1.S3" chart:label-cell-address="Sheet1.A3:Sheet1.A3" chart:class="chart:line">
            <chart:data-point chart:repeated="18"/>
          </chart:series>
          <chart:series chart:style-name="ch9" chart:values-cell-range-address="Sheet1.B5:Sheet1.S5" chart:label-cell-address="Sheet1.A5:Sheet1.A5" chart:class="chart:line">
            <chart:data-point chart:repeated="18"/>
          </chart:series>
          <chart:series chart:style-name="ch10" chart:values-cell-range-address="Sheet1.B6:Sheet1.S6" chart:label-cell-address="Sheet1.A6:Sheet1.A6" chart:class="chart:line">
            <chart:data-point chart:repeated="18"/>
          </chart:series>
          <chart:series chart:style-name="ch11" chart:values-cell-range-address="Sheet1.B7:Sheet1.S7" chart:label-cell-address="Sheet1.A7:Sheet1.A7" chart:class="chart:line">
            <chart:data-point chart:repeated="18"/>
          </chart:series>
          <chart:series chart:style-name="ch12" chart:values-cell-range-address="Sheet1.B8:Sheet1.S8" chart:label-cell-address="Sheet1.A8:Sheet1.A8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BRISK-BRIEF</text:p>
                <draw:g>
                  <svg:desc>Sheet1.A5:Sheet1.A5</svg:desc>
                </draw:g>
              </table:table-cell>
              <table:table-cell office:value-type="float" office:value="13.055144">
                <text:p>13.055144</text:p>
                <draw:g>
                  <svg:desc>Sheet1.B5:Sheet1.S5</svg:desc>
                </draw:g>
              </table:table-cell>
              <table:table-cell office:value-type="float" office:value="17.966832">
                <text:p>17.966832</text:p>
              </table:table-cell>
              <table:table-cell office:value-type="float" office:value="12.26097">
                <text:p>12.26097</text:p>
              </table:table-cell>
              <table:table-cell office:value-type="float" office:value="20.882145">
                <text:p>20.882145</text:p>
              </table:table-cell>
              <table:table-cell office:value-type="float" office:value="18.520468">
                <text:p>18.520468</text:p>
              </table:table-cell>
              <table:table-cell office:value-type="float" office:value="19.789979">
                <text:p>19.789979</text:p>
              </table:table-cell>
              <table:table-cell office:value-type="float" office:value="13.911618">
                <text:p>13.911618</text:p>
              </table:table-cell>
              <table:table-cell office:value-type="float" office:value="12.129271">
                <text:p>12.129271</text:p>
              </table:table-cell>
              <table:table-cell office:value-type="float" office:value="11.067357">
                <text:p>11.067357</text:p>
              </table:table-cell>
              <table:table-cell office:value-type="float" office:value="11.999066">
                <text:p>11.999066</text:p>
              </table:table-cell>
              <table:table-cell office:value-type="float" office:value="14.094902">
                <text:p>14.094902</text:p>
              </table:table-cell>
              <table:table-cell office:value-type="float" office:value="11.967085">
                <text:p>11.967085</text:p>
              </table:table-cell>
              <table:table-cell office:value-type="float" office:value="12.228666">
                <text:p>12.228666</text:p>
              </table:table-cell>
              <table:table-cell office:value-type="float" office:value="10.827655">
                <text:p>10.827655</text:p>
              </table:table-cell>
              <table:table-cell office:value-type="float" office:value="12.58611">
                <text:p>12.58611</text:p>
              </table:table-cell>
              <table:table-cell office:value-type="float" office:value="11.197403">
                <text:p>11.197403</text:p>
              </table:table-cell>
              <table:table-cell office:value-type="float" office:value="9.74603">
                <text:p>9.7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FREAK</text:p>
                <draw:g>
                  <svg:desc>Sheet1.A6:Sheet1.A6</svg:desc>
                </draw:g>
              </table:table-cell>
              <table:table-cell office:value-type="float" office:value="20.375932">
                <text:p>20.375932</text:p>
                <draw:g>
                  <svg:desc>Sheet1.B6:Sheet1.S6</svg:desc>
                </draw:g>
              </table:table-cell>
              <table:table-cell office:value-type="float" office:value="15.142138">
                <text:p>15.142138</text:p>
              </table:table-cell>
              <table:table-cell office:value-type="float" office:value="14.5524">
                <text:p>14.5524</text:p>
              </table:table-cell>
              <table:table-cell office:value-type="float" office:value="16.260436">
                <text:p>16.260436</text:p>
              </table:table-cell>
              <table:table-cell office:value-type="float" office:value="22.549253">
                <text:p>22.549253</text:p>
              </table:table-cell>
              <table:table-cell office:value-type="float" office:value="17.311574">
                <text:p>17.311574</text:p>
              </table:table-cell>
              <table:table-cell office:value-type="float" office:value="18.35269">
                <text:p>18.35269</text:p>
              </table:table-cell>
              <table:table-cell office:value-type="float" office:value="20.787293">
                <text:p>20.787293</text:p>
              </table:table-cell>
              <table:table-cell office:value-type="float" office:value="14.86398">
                <text:p>14.86398</text:p>
              </table:table-cell>
              <table:table-cell office:value-type="float" office:value="14.845657">
                <text:p>14.845657</text:p>
              </table:table-cell>
              <table:table-cell office:value-type="float" office:value="9.656452">
                <text:p>9.656452</text:p>
              </table:table-cell>
              <table:table-cell office:value-type="float" office:value="11.852253">
                <text:p>11.852253</text:p>
              </table:table-cell>
              <table:table-cell office:value-type="float" office:value="12.69861">
                <text:p>12.69861</text:p>
              </table:table-cell>
              <table:table-cell office:value-type="float" office:value="11.655318">
                <text:p>11.655318</text:p>
              </table:table-cell>
              <table:table-cell office:value-type="float" office:value="12.776429">
                <text:p>12.776429</text:p>
              </table:table-cell>
              <table:table-cell office:value-type="float" office:value="10.035207">
                <text:p>10.035207</text:p>
              </table:table-cell>
              <table:table-cell office:value-type="float" office:value="8.116823">
                <text:p>8.116823</text:p>
              </table:table-cell>
              <table:table-cell office:value-type="float" office:value="8.804621">
                <text:p>8.804621</text:p>
              </table:table-cell>
            </table:table-row>
            <table:table-row>
              <table:table-cell office:value-type="string">
                <text:p>BRISK-ORB</text:p>
                <draw:g>
                  <svg:desc>Sheet1.A7:Sheet1.A7</svg:desc>
                </draw:g>
              </table:table-cell>
              <table:table-cell office:value-type="float" office:value="10.85896">
                <text:p>10.85896</text:p>
                <draw:g>
                  <svg:desc>Sheet1.B7:Sheet1.S7</svg:desc>
                </draw:g>
              </table:table-cell>
              <table:table-cell office:value-type="float" office:value="10.312815">
                <text:p>10.312815</text:p>
              </table:table-cell>
              <table:table-cell office:value-type="float" office:value="11.255663">
                <text:p>11.255663</text:p>
              </table:table-cell>
              <table:table-cell office:value-type="float" office:value="21.886135">
                <text:p>21.886135</text:p>
              </table:table-cell>
              <table:table-cell office:value-type="float" office:value="20.738145">
                <text:p>20.738145</text:p>
              </table:table-cell>
              <table:table-cell office:value-type="float" office:value="13.289442">
                <text:p>13.289442</text:p>
              </table:table-cell>
              <table:table-cell office:value-type="float" office:value="11.271696">
                <text:p>11.271696</text:p>
              </table:table-cell>
              <table:table-cell office:value-type="float" office:value="11.320494">
                <text:p>11.320494</text:p>
              </table:table-cell>
              <table:table-cell office:value-type="float" office:value="10.827245">
                <text:p>10.827245</text:p>
              </table:table-cell>
              <table:table-cell office:value-type="float" office:value="8.242779">
                <text:p>8.242779</text:p>
              </table:table-cell>
              <table:table-cell office:value-type="float" office:value="9.698223">
                <text:p>9.698223</text:p>
              </table:table-cell>
              <table:table-cell office:value-type="float" office:value="10.641518">
                <text:p>10.641518</text:p>
              </table:table-cell>
              <table:table-cell office:value-type="float" office:value="9.563265">
                <text:p>9.563265</text:p>
              </table:table-cell>
              <table:table-cell office:value-type="float" office:value="2.311752">
                <text:p>2.311752</text:p>
              </table:table-cell>
              <table:table-cell office:value-type="float" office:value="10.129926">
                <text:p>10.129926</text:p>
              </table:table-cell>
              <table:table-cell office:value-type="float" office:value="8.322569">
                <text:p>8.322569</text:p>
              </table:table-cell>
              <table:table-cell office:value-type="float" office:value="10.39754">
                <text:p>10.39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A8:Sheet1.A8</svg:desc>
                </draw:g>
              </table:table-cell>
              <table:table-cell office:value-type="float" office:value="14.743823">
                <text:p>14.743823</text:p>
                <draw:g>
                  <svg:desc>Sheet1.B8:Sheet1.S8</svg:desc>
                </draw:g>
              </table:table-cell>
              <table:table-cell office:value-type="float" office:value="11.758998">
                <text:p>11.758998</text:p>
              </table:table-cell>
              <table:table-cell office:value-type="float" office:value="14.619176">
                <text:p>14.619176</text:p>
              </table:table-cell>
              <table:table-cell office:value-type="float" office:value="11.236114">
                <text:p>11.236114</text:p>
              </table:table-cell>
              <table:table-cell office:value-type="float" office:value="12.496587">
                <text:p>12.496587</text:p>
              </table:table-cell>
              <table:table-cell office:value-type="float" office:value="16.112302">
                <text:p>16.112302</text:p>
              </table:table-cell>
              <table:table-cell office:value-type="float" office:value="14.306315">
                <text:p>14.306315</text:p>
              </table:table-cell>
              <table:table-cell office:value-type="float" office:value="14.526124">
                <text:p>14.526124</text:p>
              </table:table-cell>
              <table:table-cell office:value-type="float" office:value="10.593015">
                <text:p>10.593015</text:p>
              </table:table-cell>
              <table:table-cell office:value-type="float" office:value="11.794634">
                <text:p>11.794634</text:p>
              </table:table-cell>
              <table:table-cell office:value-type="float" office:value="13.433523">
                <text:p>13.433523</text:p>
              </table:table-cell>
              <table:table-cell office:value-type="float" office:value="9.873373">
                <text:p>9.87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7cm" svg:height="9.003cm" xlink:href=".." xlink:type="simple" chart:class="chart:line" chart:style-name="ch1">
        <chart:legend chart:legend-position="end" svg:x="12.556cm" svg:y="3.206cm" style:legend-expansion="high" chart:style-name="ch2"/>
        <chart:plot-area chart:style-name="ch3" table:cell-range-address="Sheet1.A3:Sheet1.S3 Sheet1.A9:Sheet1.S12" chart:data-source-has-labels="column" svg:x="1.331cm" svg:y="0.18cm" svg:width="10.905cm" svg:height="7.662cm">
          <chartooo:coordinate-region svg:x="1.952cm" svg:y="0.379cm" svg:width="10.097cm" svg:height="6.816cm"/>
          <chart:axis chart:dimension="x" chart:name="primary-x" chart:style-name="ch4">
            <chart:title svg:x="5.667cm" svg:y="8.022cm" chart:style-name="ch5">
              <text:p>Frame number</text:p>
            </chart:title>
          </chart:axis>
          <chart:axis chart:dimension="y" chart:name="primary-y" chart:style-name="ch4">
            <chart:title svg:x="0.451cm" svg:y="5.497cm" chart:style-name="ch6">
              <text:p>Time To Collision (s)</text:p>
            </chart:title>
            <chart:grid chart:style-name="ch7" chart:class="major"/>
          </chart:axis>
          <chart:series chart:style-name="ch8" chart:values-cell-range-address="Sheet1.B3:Sheet1.S3" chart:label-cell-address="Sheet1.A3:Sheet1.A3" chart:class="chart:line">
            <chart:data-point chart:repeated="18"/>
          </chart:series>
          <chart:series chart:style-name="ch9" chart:values-cell-range-address="Sheet1.B9:Sheet1.S9" chart:label-cell-address="Sheet1.A9:Sheet1.A9" chart:class="chart:line">
            <chart:data-point chart:repeated="18"/>
          </chart:series>
          <chart:series chart:style-name="ch10" chart:values-cell-range-address="Sheet1.B10:Sheet1.S10" chart:label-cell-address="Sheet1.A10:Sheet1.A10" chart:class="chart:line">
            <chart:data-point chart:repeated="18"/>
          </chart:series>
          <chart:series chart:style-name="ch11" chart:values-cell-range-address="Sheet1.B11:Sheet1.S11" chart:label-cell-address="Sheet1.A11:Sheet1.A11" chart:class="chart:line">
            <chart:data-point chart:repeated="18"/>
          </chart:series>
          <chart:series chart:style-name="ch12" chart:values-cell-range-address="Sheet1.B12:Sheet1.S12" chart:label-cell-address="Sheet1.A12:Sheet1.A12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FAST-BRIEF</text:p>
                <draw:g>
                  <svg:desc>Sheet1.A9:Sheet1.A9</svg:desc>
                </draw:g>
              </table:table-cell>
              <table:table-cell office:value-type="float" office:value="12.148159">
                <text:p>12.148159</text:p>
                <draw:g>
                  <svg:desc>Sheet1.B9:Sheet1.S9</svg:desc>
                </draw:g>
              </table:table-cell>
              <table:table-cell office:value-type="float" office:value="22.264337">
                <text:p>22.264337</text:p>
              </table:table-cell>
              <table:table-cell office:value-type="float" office:value="16.563317">
                <text:p>16.563317</text:p>
              </table:table-cell>
              <table:table-cell office:value-type="float" office:value="16.082551">
                <text:p>16.082551</text:p>
              </table:table-cell>
              <table:table-cell office:value-type="float" office:value="27.95252">
                <text:p>27.95252</text:p>
              </table:table-cell>
              <table:table-cell office:value-type="float" office:value="14.595954">
                <text:p>14.595954</text:p>
              </table:table-cell>
              <table:table-cell office:value-type="float" office:value="17.221677">
                <text:p>17.221677</text:p>
              </table:table-cell>
              <table:table-cell office:value-type="float" office:value="12.382898">
                <text:p>12.382898</text:p>
              </table:table-cell>
              <table:table-cell office:value-type="float" office:value="13.453252">
                <text:p>13.453252</text:p>
              </table:table-cell>
              <table:table-cell office:value-type="float" office:value="17.647065">
                <text:p>17.647065</text:p>
              </table:table-cell>
              <table:table-cell office:value-type="float" office:value="13.609049">
                <text:p>13.609049</text:p>
              </table:table-cell>
              <table:table-cell office:value-type="float" office:value="14.207537">
                <text:p>14.207537</text:p>
              </table:table-cell>
              <table:table-cell office:value-type="float" office:value="9.810447">
                <text:p>9.810447</text:p>
              </table:table-cell>
              <table:table-cell office:value-type="float" office:value="12.350041">
                <text:p>12.350041</text:p>
              </table:table-cell>
              <table:table-cell office:value-type="float" office:value="11.697577">
                <text:p>11.697577</text:p>
              </table:table-cell>
              <table:table-cell office:value-type="float" office:value="9.222179">
                <text:p>9.222179</text:p>
              </table:table-cell>
              <table:table-cell office:value-type="float" office:value="12.640565">
                <text:p>12.64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FREAK</text:p>
                <draw:g>
                  <svg:desc>Sheet1.A10:Sheet1.A10</svg:desc>
                </draw:g>
              </table:table-cell>
              <table:table-cell office:value-type="float" office:value="9.766789">
                <text:p>9.766789</text:p>
                <draw:g>
                  <svg:desc>Sheet1.B10:Sheet1.S10</svg:desc>
                </draw:g>
              </table:table-cell>
              <table:table-cell office:value-type="float" office:value="23.432285">
                <text:p>23.432285</text:p>
              </table:table-cell>
              <table:table-cell office:value-type="float" office:value="12.766351">
                <text:p>12.766351</text:p>
              </table:table-cell>
              <table:table-cell office:value-type="float" office:value="72.723688">
                <text:p>72.723688</text:p>
              </table:table-cell>
              <table:table-cell office:value-type="float" office:value="8.227603">
                <text:p>8.227603</text:p>
              </table:table-cell>
              <table:table-cell office:value-type="float" office:value="34.726546">
                <text:p>34.726546</text:p>
              </table:table-cell>
              <table:table-cell office:value-type="float" office:value="10.63944">
                <text:p>10.63944</text:p>
              </table:table-cell>
              <table:table-cell office:value-type="float" office:value="12.833056">
                <text:p>12.833056</text:p>
              </table:table-cell>
              <table:table-cell office:value-type="float" office:value="14.270777">
                <text:p>14.270777</text:p>
              </table:table-cell>
              <table:table-cell office:value-type="float" office:value="22.994257">
                <text:p>22.994257</text:p>
              </table:table-cell>
              <table:table-cell office:value-type="float" office:value="12.723134">
                <text:p>12.723134</text:p>
              </table:table-cell>
              <table:table-cell office:value-type="float" office:value="10.235721">
                <text:p>10.235721</text:p>
              </table:table-cell>
              <table:table-cell office:value-type="float" office:value="10.958476">
                <text:p>10.958476</text:p>
              </table:table-cell>
              <table:table-cell office:value-type="float" office:value="12.345256">
                <text:p>12.345256</text:p>
              </table:table-cell>
              <table:table-cell office:value-type="float" office:value="9.649765">
                <text:p>9.649765</text:p>
              </table:table-cell>
              <table:table-cell office:value-type="float" office:value="9.952432">
                <text:p>9.95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ORB</text:p>
                <draw:g>
                  <svg:desc>Sheet1.A11:Sheet1.A11</svg:desc>
                </draw:g>
              </table:table-cell>
              <table:table-cell office:value-type="float" office:value="8.542014">
                <text:p>8.542014</text:p>
                <draw:g>
                  <svg:desc>Sheet1.B11:Sheet1.S11</svg:desc>
                </draw:g>
              </table:table-cell>
              <table:table-cell office:value-type="float" office:value="12.33382">
                <text:p>12.33382</text:p>
              </table:table-cell>
              <table:table-cell office:value-type="float" office:value="16.021922">
                <text:p>16.021922</text:p>
              </table:table-cell>
              <table:table-cell office:value-type="float" office:value="14.234971">
                <text:p>14.234971</text:p>
              </table:table-cell>
              <table:table-cell office:value-type="float" office:value="27.367497">
                <text:p>27.367497</text:p>
              </table:table-cell>
              <table:table-cell office:value-type="float" office:value="11.988042">
                <text:p>11.988042</text:p>
              </table:table-cell>
              <table:table-cell office:value-type="float" office:value="15.109579">
                <text:p>15.109579</text:p>
              </table:table-cell>
              <table:table-cell office:value-type="float" office:value="11.5248">
                <text:p>11.5248</text:p>
              </table:table-cell>
              <table:table-cell office:value-type="float" office:value="13.120817">
                <text:p>13.120817</text:p>
              </table:table-cell>
              <table:table-cell office:value-type="float" office:value="14.337809">
                <text:p>14.337809</text:p>
              </table:table-cell>
              <table:table-cell office:value-type="float" office:value="21.010037">
                <text:p>21.010037</text:p>
              </table:table-cell>
              <table:table-cell office:value-type="float" office:value="14.351165">
                <text:p>14.351165</text:p>
              </table:table-cell>
              <table:table-cell office:value-type="float" office:value="10.501419">
                <text:p>10.501419</text:p>
              </table:table-cell>
              <table:table-cell office:value-type="float" office:value="14.019437">
                <text:p>14.019437</text:p>
              </table:table-cell>
              <table:table-cell office:value-type="float" office:value="11.681448">
                <text:p>11.68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A12:Sheet1.A12</svg:desc>
                </draw:g>
              </table:table-cell>
              <table:table-cell office:value-type="float" office:value="14.027134">
                <text:p>14.027134</text:p>
                <draw:g>
                  <svg:desc>Sheet1.B12:Sheet1.S12</svg:desc>
                </draw:g>
              </table:table-cell>
              <table:table-cell office:value-type="float" office:value="23.373353">
                <text:p>23.373353</text:p>
              </table:table-cell>
              <table:table-cell office:value-type="float" office:value="17.205573">
                <text:p>17.205573</text:p>
              </table:table-cell>
              <table:table-cell office:value-type="float" office:value="30.176796">
                <text:p>30.176796</text:p>
              </table:table-cell>
              <table:table-cell office:value-type="float" office:value="21.747696">
                <text:p>21.747696</text:p>
              </table:table-cell>
              <table:table-cell office:value-type="float" office:value="12.030303">
                <text:p>12.030303</text:p>
              </table:table-cell>
              <table:table-cell office:value-type="float" office:value="12.89359">
                <text:p>12.89359</text:p>
              </table:table-cell>
              <table:table-cell office:value-type="float" office:value="15.601984">
                <text:p>15.601984</text:p>
              </table:table-cell>
              <table:table-cell office:value-type="float" office:value="17.56148">
                <text:p>17.56148</text:p>
              </table:table-cell>
              <table:table-cell office:value-type="float" office:value="15.116508">
                <text:p>15.116508</text:p>
              </table:table-cell>
              <table:table-cell office:value-type="float" office:value="10.945049">
                <text:p>10.945049</text:p>
              </table:table-cell>
              <table:table-cell office:value-type="float" office:value="12.214122">
                <text:p>12.2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205cm" style:legend-expansion="high" chart:style-name="ch2"/>
        <chart:plot-area chart:style-name="ch3" table:cell-range-address="Sheet1.A3:Sheet1.S3 Sheet1.A13:Sheet1.S16" chart:data-source-has-labels="column" svg:x="1.331cm" svg:y="0.18cm" svg:width="10.994cm" svg:height="7.659cm">
          <chartooo:coordinate-region svg:x="1.952cm" svg:y="0.379cm" svg:width="10cm" svg:height="6.813cm"/>
          <chart:axis chart:dimension="x" chart:name="primary-x" chart:style-name="ch4">
            <chart:title svg:x="5.712cm" svg:y="8.019cm" chart:style-name="ch5">
              <text:p>Frame number</text:p>
            </chart:title>
          </chart:axis>
          <chart:axis chart:dimension="y" chart:name="primary-y" chart:style-name="ch4">
            <chart:title svg:x="0.451cm" svg:y="5.495cm" chart:style-name="ch6">
              <text:p>Time To Collision (s)</text:p>
            </chart:title>
            <chart:grid chart:style-name="ch7" chart:class="major"/>
          </chart:axis>
          <chart:series chart:style-name="ch8" chart:values-cell-range-address="Sheet1.B3:Sheet1.S3" chart:label-cell-address="Sheet1.A3:Sheet1.A3" chart:class="chart:line">
            <chart:data-point chart:repeated="18"/>
          </chart:series>
          <chart:series chart:style-name="ch9" chart:values-cell-range-address="Sheet1.B13:Sheet1.S13" chart:label-cell-address="Sheet1.A13:Sheet1.A13" chart:class="chart:line">
            <chart:data-point chart:repeated="18"/>
          </chart:series>
          <chart:series chart:style-name="ch10" chart:values-cell-range-address="Sheet1.B14:Sheet1.S14" chart:label-cell-address="Sheet1.A14:Sheet1.A14" chart:class="chart:line">
            <chart:data-point chart:repeated="18"/>
          </chart:series>
          <chart:series chart:style-name="ch11" chart:values-cell-range-address="Sheet1.B15:Sheet1.S15" chart:label-cell-address="Sheet1.A15:Sheet1.A15" chart:class="chart:line">
            <chart:data-point chart:repeated="18"/>
          </chart:series>
          <chart:series chart:style-name="ch12" chart:values-cell-range-address="Sheet1.B16:Sheet1.S16" chart:label-cell-address="Sheet1.A16:Sheet1.A1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ORB-BRIEF</text:p>
                <draw:g>
                  <svg:desc>Sheet1.A13:Sheet1.A13</svg:desc>
                </draw:g>
              </table:table-cell>
              <table:table-cell office:value-type="float" office:value="14.240151">
                <text:p>14.240151</text:p>
                <draw:g>
                  <svg:desc>Sheet1.B13:Sheet1.S13</svg:desc>
                </draw:g>
              </table:table-cell>
              <table:table-cell office:value-type="float" office:value="20.42144">
                <text:p>20.42144</text:p>
              </table:table-cell>
              <table:table-cell office:value-type="float" office:value="17.772204">
                <text:p>17.772204</text:p>
              </table:table-cell>
              <table:table-cell office:value-type="float" office:value="15.839788">
                <text:p>15.839788</text:p>
              </table:table-cell>
              <table:table-cell office:value-type="float" office:value="66.223956">
                <text:p>66.223956</text:p>
              </table:table-cell>
              <table:table-cell office:value-type="float" office:value="21.827061">
                <text:p>21.827061</text:p>
              </table:table-cell>
              <table:table-cell office:value-type="float" office:value="23.246662">
                <text:p>23.246662</text:p>
              </table:table-cell>
              <table:table-cell office:value-type="float" office:value="17.146179">
                <text:p>17.146179</text:p>
              </table:table-cell>
              <table:table-cell office:value-type="float" office:value="11.959191">
                <text:p>11.959191</text:p>
              </table:table-cell>
              <table:table-cell office:value-type="float" office:value="9.917304">
                <text:p>9.917304</text:p>
              </table:table-cell>
              <table:table-cell office:value-type="float" office:value="29.976759">
                <text:p>29.976759</text:p>
              </table:table-cell>
              <table:table-cell office:value-type="float" office:value="12.715456">
                <text:p>12.715456</text:p>
              </table:table-cell>
              <table:table-cell office:value-type="float" office:value="9.783354">
                <text:p>9.783354</text:p>
              </table:table-cell>
              <table:table-cell office:value-type="float" office:value="11.890246">
                <text:p>11.890246</text:p>
              </table:table-cell>
              <table:table-cell office:value-type="float" office:value="14.430075">
                <text:p>14.430075</text:p>
              </table:table-cell>
              <table:table-cell office:value-type="float" office:value="16.127567">
                <text:p>16.127567</text:p>
              </table:table-cell>
              <table:table-cell office:value-type="float" office:value="15.219451">
                <text:p>15.21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FREAK</text:p>
                <draw:g>
                  <svg:desc>Sheet1.A14:Sheet1.A14</svg:desc>
                </draw:g>
              </table:table-cell>
              <table:table-cell office:value-type="float" office:value="20.576159">
                <text:p>20.576159</text:p>
                <draw:g>
                  <svg:desc>Sheet1.B14:Sheet1.S14</svg:desc>
                </draw:g>
              </table:table-cell>
              <table:table-cell office:value-type="float" office:value="17.943493">
                <text:p>17.943493</text:p>
              </table:table-cell>
              <table:table-cell office:value-type="float" office:value="149.075365">
                <text:p>149.075365</text:p>
              </table:table-cell>
              <table:table-cell office:value-type="float" office:value="24.732013">
                <text:p>24.732013</text:p>
              </table:table-cell>
              <table:table-cell office:value-type="float" office:value="24.5">
                <text:p>24.5</text:p>
              </table:table-cell>
              <table:table-cell office:value-type="float" office:value="23.994629">
                <text:p>23.994629</text:p>
              </table:table-cell>
              <table:table-cell office:value-type="float" office:value="16.678995">
                <text:p>16.678995</text:p>
              </table:table-cell>
              <table:table-cell office:value-type="float" office:value="79.098976">
                <text:p>79.098976</text:p>
              </table:table-cell>
              <table:table-cell office:value-type="float" office:value="7.656974">
                <text:p>7.656974</text:p>
              </table:table-cell>
              <table:table-cell office:value-type="float" office:value="14.48563">
                <text:p>14.48563</text:p>
              </table:table-cell>
              <table:table-cell office:value-type="float" office:value="6.427865">
                <text:p>6.427865</text:p>
              </table:table-cell>
              <table:table-cell office:value-type="float" office:value="44.795944">
                <text:p>44.795944</text:p>
              </table:table-cell>
              <table:table-cell office:value-type="float" office:value="8.403805">
                <text:p>8.403805</text:p>
              </table:table-cell>
              <table:table-cell office:value-type="float" office:value="6.011271">
                <text:p>6.011271</text:p>
              </table:table-cell>
              <table:table-cell office:value-type="float" office:value="9.868051">
                <text:p>9.868051</text:p>
              </table:table-cell>
              <table:table-cell office:value-type="float" office:value="9.746868">
                <text:p>9.74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ORB</text:p>
                <draw:g>
                  <svg:desc>Sheet1.A15:Sheet1.A15</svg:desc>
                </draw:g>
              </table:table-cell>
              <table:table-cell office:value-type="float" office:value="13.11824">
                <text:p>13.11824</text:p>
                <draw:g>
                  <svg:desc>Sheet1.B15:Sheet1.S15</svg:desc>
                </draw:g>
              </table:table-cell>
              <table:table-cell office:value-type="float" office:value="19.256036">
                <text:p>19.256036</text:p>
              </table:table-cell>
              <table:table-cell office:value-type="float" office:value="51.244381">
                <text:p>51.244381</text:p>
              </table:table-cell>
              <table:table-cell office:value-type="float" office:value="21.150075">
                <text:p>21.150075</text:p>
              </table:table-cell>
              <table:table-cell office:value-type="float" office:value="18.159555">
                <text:p>18.159555</text:p>
              </table:table-cell>
              <table:table-cell office:value-type="float" office:value="8.628356">
                <text:p>8.628356</text:p>
              </table:table-cell>
              <table:table-cell office:value-type="float" office:value="22.803926">
                <text:p>22.803926</text:p>
              </table:table-cell>
              <table:table-cell office:value-type="float" office:value="12.164194">
                <text:p>12.164194</text:p>
              </table:table-cell>
              <table:table-cell office:value-type="float" office:value="6.575356">
                <text:p>6.575356</text:p>
              </table:table-cell>
              <table:table-cell office:value-type="float" office:value="12.193032">
                <text:p>12.193032</text:p>
              </table:table-cell>
              <table:table-cell office:value-type="float" office:value="11.51795">
                <text:p>11.51795</text:p>
              </table:table-cell>
              <table:table-cell office:value-type="float" office:value="12.15204">
                <text:p>12.15204</text:p>
              </table:table-cell>
              <table:table-cell office:value-type="float" office:value="12.260902">
                <text:p>12.260902</text:p>
              </table:table-cell>
              <table:table-cell office:value-type="float" office:value="10.221635">
                <text:p>10.221635</text:p>
              </table:table-cell>
              <table:table-cell office:value-type="float" office:value="14.170555">
                <text:p>14.170555</text:p>
              </table:table-cell>
              <table:table-cell office:value-type="float" office:value="15.412778">
                <text:p>15.41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A16:Sheet1.A16</svg:desc>
                </draw:g>
              </table:table-cell>
              <table:table-cell office:value-type="float" office:value="23.981342">
                <text:p>23.981342</text:p>
                <draw:g>
                  <svg:desc>Sheet1.B16:Sheet1.S16</svg:desc>
                </draw:g>
              </table:table-cell>
              <table:table-cell office:value-type="float" office:value="21.917627">
                <text:p>21.917627</text:p>
              </table:table-cell>
              <table:table-cell office:value-type="float" office:value="32.147459">
                <text:p>32.147459</text:p>
              </table:table-cell>
              <table:table-cell office:value-type="float" office:value="62.697723">
                <text:p>62.697723</text:p>
              </table:table-cell>
              <table:table-cell office:value-type="float" office:value="31.257916">
                <text:p>31.257916</text:p>
              </table:table-cell>
              <table:table-cell office:value-type="float" office:value="10.477305">
                <text:p>10.477305</text:p>
              </table:table-cell>
              <table:table-cell office:value-type="float" office:value="15.651253">
                <text:p>15.651253</text:p>
              </table:table-cell>
              <table:table-cell office:value-type="float" office:value="9.677185">
                <text:p>9.677185</text:p>
              </table:table-cell>
              <table:table-cell office:value-type="float" office:value="9.380142">
                <text:p>9.380142</text:p>
              </table:table-cell>
              <table:table-cell office:value-type="float" office:value="23.222079">
                <text:p>23.222079</text:p>
              </table:table-cell>
              <table:table-cell office:value-type="float" office:value="8.336553">
                <text:p>8.336553</text:p>
              </table:table-cell>
              <table:table-cell office:value-type="float" office:value="19.356521">
                <text:p>19.356521</text:p>
              </table:table-cell>
              <table:table-cell office:value-type="float" office:value="25.365602">
                <text:p>25.365602</text:p>
              </table:table-cell>
              <table:table-cell office:value-type="float" office:value="15.850398">
                <text:p>15.850398</text:p>
              </table:table-cell>
              <table:table-cell office:value-type="float" office:value="14.562659">
                <text:p>14.562659</text:p>
              </table:table-cell>
              <table:table-cell office:value-type="float" office:value="16.252473">
                <text:p>16.25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heet1.A3:Sheet1.S3 Sheet1.A17:Sheet1.S19" chart:data-source-has-labels="column" svg:x="1.331cm" svg:y="0.18cm" svg:width="10.994cm" svg:height="7.659cm">
          <chartooo:coordinate-region svg:x="1.952cm" svg:y="0.379cm" svg:width="10.186cm" svg:height="6.813cm"/>
          <chart:axis chart:dimension="x" chart:name="primary-x" chart:style-name="ch4">
            <chart:title svg:x="5.712cm" svg:y="8.019cm" chart:style-name="ch5">
              <text:p>Frame number</text:p>
            </chart:title>
          </chart:axis>
          <chart:axis chart:dimension="y" chart:name="primary-y" chart:style-name="ch4">
            <chart:title svg:x="0.451cm" svg:y="5.495cm" chart:style-name="ch6">
              <text:p>Time To Collision (s)</text:p>
            </chart:title>
            <chart:grid chart:style-name="ch7" chart:class="major"/>
          </chart:axis>
          <chart:series chart:style-name="ch8" chart:values-cell-range-address="Sheet1.B3:Sheet1.S3" chart:label-cell-address="Sheet1.A3:Sheet1.A3" chart:class="chart:line">
            <chart:data-point chart:repeated="18"/>
          </chart:series>
          <chart:series chart:style-name="ch9" chart:values-cell-range-address="Sheet1.B17:Sheet1.S17" chart:label-cell-address="Sheet1.A17:Sheet1.A17" chart:class="chart:line">
            <chart:data-point chart:repeated="18"/>
          </chart:series>
          <chart:series chart:style-name="ch10" chart:values-cell-range-address="Sheet1.B18:Sheet1.S18" chart:label-cell-address="Sheet1.A18:Sheet1.A18" chart:class="chart:line">
            <chart:data-point chart:repeated="18"/>
          </chart:series>
          <chart:series chart:style-name="ch11" chart:values-cell-range-address="Sheet1.B19:Sheet1.S19" chart:label-cell-address="Sheet1.A19:Sheet1.A19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SIFT-BRIEF</text:p>
                <draw:g>
                  <svg:desc>Sheet1.A17:Sheet1.A17</svg:desc>
                </draw:g>
              </table:table-cell>
              <table:table-cell office:value-type="float" office:value="14.007786">
                <text:p>14.007786</text:p>
                <draw:g>
                  <svg:desc>Sheet1.B17:Sheet1.S17</svg:desc>
                </draw:g>
              </table:table-cell>
              <table:table-cell office:value-type="float" office:value="12.867654">
                <text:p>12.867654</text:p>
              </table:table-cell>
              <table:table-cell office:value-type="float" office:value="19.008539">
                <text:p>19.008539</text:p>
              </table:table-cell>
              <table:table-cell office:value-type="float" office:value="21.380825">
                <text:p>21.380825</text:p>
              </table:table-cell>
              <table:table-cell office:value-type="float" office:value="18.137596">
                <text:p>18.137596</text:p>
              </table:table-cell>
              <table:table-cell office:value-type="float" office:value="11.409237">
                <text:p>11.409237</text:p>
              </table:table-cell>
              <table:table-cell office:value-type="float" office:value="13.749587">
                <text:p>13.749587</text:p>
              </table:table-cell>
              <table:table-cell office:value-type="float" office:value="14.297932">
                <text:p>14.297932</text:p>
              </table:table-cell>
              <table:table-cell office:value-type="float" office:value="11.08744">
                <text:p>11.08744</text:p>
              </table:table-cell>
              <table:table-cell office:value-type="float" office:value="15.503144">
                <text:p>15.503144</text:p>
              </table:table-cell>
              <table:table-cell office:value-type="float" office:value="11.234601">
                <text:p>11.234601</text:p>
              </table:table-cell>
              <table:table-cell office:value-type="float" office:value="11.686946">
                <text:p>11.686946</text:p>
              </table:table-cell>
              <table:table-cell office:value-type="float" office:value="9.748749">
                <text:p>9.748749</text:p>
              </table:table-cell>
              <table:table-cell office:value-type="float" office:value="9.479613">
                <text:p>9.479613</text:p>
              </table:table-cell>
              <table:table-cell office:value-type="float" office:value="9.255516">
                <text:p>9.255516</text:p>
              </table:table-cell>
              <table:table-cell office:value-type="float" office:value="8.24319">
                <text:p>8.24319</text:p>
              </table:table-cell>
              <table:table-cell office:value-type="float" office:value="8.698429">
                <text:p>8.698429</text:p>
              </table:table-cell>
              <table:table-cell office:value-type="float" office:value="8.969131">
                <text:p>8.969131</text:p>
              </table:table-cell>
            </table:table-row>
            <table:table-row>
              <table:table-cell office:value-type="string">
                <text:p>SIFT-FREAK</text:p>
                <draw:g>
                  <svg:desc>Sheet1.A18:Sheet1.A18</svg:desc>
                </draw:g>
              </table:table-cell>
              <table:table-cell office:value-type="float" office:value="11.459937">
                <text:p>11.459937</text:p>
                <draw:g>
                  <svg:desc>Sheet1.B18:Sheet1.S18</svg:desc>
                </draw:g>
              </table:table-cell>
              <table:table-cell office:value-type="float" office:value="12.482933">
                <text:p>12.482933</text:p>
              </table:table-cell>
              <table:table-cell office:value-type="float" office:value="20.942269">
                <text:p>20.942269</text:p>
              </table:table-cell>
              <table:table-cell office:value-type="float" office:value="18.960369">
                <text:p>18.960369</text:p>
              </table:table-cell>
              <table:table-cell office:value-type="float" office:value="24.075936">
                <text:p>24.075936</text:p>
              </table:table-cell>
              <table:table-cell office:value-type="float" office:value="12.13904">
                <text:p>12.13904</text:p>
              </table:table-cell>
              <table:table-cell office:value-type="float" office:value="11.877053">
                <text:p>11.877053</text:p>
              </table:table-cell>
              <table:table-cell office:value-type="float" office:value="15.627309">
                <text:p>15.627309</text:p>
              </table:table-cell>
              <table:table-cell office:value-type="float" office:value="11.199838">
                <text:p>11.199838</text:p>
              </table:table-cell>
              <table:table-cell office:value-type="float" office:value="16.718997">
                <text:p>16.718997</text:p>
              </table:table-cell>
              <table:table-cell office:value-type="float" office:value="11.625125">
                <text:p>11.625125</text:p>
              </table:table-cell>
              <table:table-cell office:value-type="float" office:value="9.996521">
                <text:p>9.996521</text:p>
              </table:table-cell>
              <table:table-cell office:value-type="float" office:value="9.479613">
                <text:p>9.479613</text:p>
              </table:table-cell>
              <table:table-cell office:value-type="float" office:value="10.241271">
                <text:p>10.241271</text:p>
              </table:table-cell>
              <table:table-cell office:value-type="float" office:value="8.128291">
                <text:p>8.128291</text:p>
              </table:table-cell>
              <table:table-cell office:value-type="float" office:value="8.922266">
                <text:p>8.922266</text:p>
              </table:table-cell>
              <table:table-cell office:value-type="float" office:value="9.500035">
                <text:p>9.50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A19:Sheet1.A19</svg:desc>
                </draw:g>
              </table:table-cell>
              <table:table-cell office:value-type="float" office:value="10.732223">
                <text:p>10.732223</text:p>
                <draw:g>
                  <svg:desc>Sheet1.B19:Sheet1.S19</svg:desc>
                </draw:g>
              </table:table-cell>
              <table:table-cell office:value-type="float" office:value="17.123778">
                <text:p>17.123778</text:p>
              </table:table-cell>
              <table:table-cell office:value-type="float" office:value="18.188516">
                <text:p>18.188516</text:p>
              </table:table-cell>
              <table:table-cell office:value-type="float" office:value="15.975939">
                <text:p>15.975939</text:p>
              </table:table-cell>
              <table:table-cell office:value-type="float" office:value="20.777434">
                <text:p>20.777434</text:p>
              </table:table-cell>
              <table:table-cell office:value-type="float" office:value="14.709231">
                <text:p>14.709231</text:p>
              </table:table-cell>
              <table:table-cell office:value-type="float" office:value="17.744487">
                <text:p>17.744487</text:p>
              </table:table-cell>
              <table:table-cell office:value-type="float" office:value="13.839289">
                <text:p>13.839289</text:p>
              </table:table-cell>
              <table:table-cell office:value-type="float" office:value="13.263191">
                <text:p>13.263191</text:p>
              </table:table-cell>
              <table:table-cell office:value-type="float" office:value="13.01294">
                <text:p>13.01294</text:p>
              </table:table-cell>
              <table:table-cell office:value-type="float" office:value="11.128443">
                <text:p>11.128443</text:p>
              </table:table-cell>
              <table:table-cell office:value-type="float" office:value="11.990156">
                <text:p>11.990156</text:p>
              </table:table-cell>
              <table:table-cell office:value-type="float" office:value="9.620349">
                <text:p>9.620349</text:p>
              </table:table-cell>
              <table:table-cell office:value-type="float" office:value="9.854768">
                <text:p>9.854768</text:p>
              </table:table-cell>
              <table:table-cell office:value-type="float" office:value="9.234171">
                <text:p>9.234171</text:p>
              </table:table-cell>
              <table:table-cell office:value-type="float" office:value="9.214038">
                <text:p>9.214038</text:p>
              </table:table-cell>
              <table:table-cell office:value-type="float" office:value="7.929106">
                <text:p>7.929106</text:p>
              </table:table-cell>
              <table:table-cell office:value-type="float" office:value="8.679294">
                <text:p>8.6792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line" chart:style-name="ch1">
        <chart:title svg:x="6.679cm" svg:y="0.315cm" chart:style-name="ch2">
          <text:p>Overall Best</text:p>
        </chart:title>
        <chart:legend chart:legend-position="end" svg:x="12.209cm" svg:y="3.451cm" style:legend-expansion="high" chart:style-name="ch3"/>
        <chart:plot-area chart:style-name="ch4" table:cell-range-address="Sheet1.A3:Sheet1.S4 Sheet1.A9:Sheet1.S9 Sheet1.A19:Sheet1.S19" chart:data-source-has-labels="column" svg:x="1.33cm" svg:y="1.273cm" svg:width="10.56cm" svg:height="6.561cm">
          <chartooo:coordinate-region svg:x="1.951cm" svg:y="1.472cm" svg:width="9.752cm" svg:height="5.715cm"/>
          <chart:axis chart:dimension="x" chart:name="primary-x" chart:style-name="ch5">
            <chart:title svg:x="5.494cm" svg:y="8.013cm" chart:style-name="ch6">
              <text:p>Frame number</text:p>
            </chart:title>
          </chart:axis>
          <chart:axis chart:dimension="y" chart:name="primary-y" chart:style-name="ch5">
            <chart:title svg:x="0.451cm" svg:y="6.039cm" chart:style-name="ch7">
              <text:p>Time To Collision (s)</text:p>
            </chart:title>
            <chart:grid chart:style-name="ch8" chart:class="major"/>
          </chart:axis>
          <chart:series chart:style-name="ch9" chart:values-cell-range-address="Sheet1.B3:Sheet1.S3" chart:label-cell-address="Sheet1.A3:Sheet1.A3" chart:class="chart:line">
            <chart:data-point chart:repeated="18"/>
          </chart:series>
          <chart:series chart:style-name="ch10" chart:values-cell-range-address="Sheet1.B4:Sheet1.S4" chart:label-cell-address="Sheet1.A4:Sheet1.A4" chart:class="chart:line">
            <chart:data-point chart:repeated="18"/>
          </chart:series>
          <chart:series chart:style-name="ch11" chart:values-cell-range-address="Sheet1.B9:Sheet1.S9" chart:label-cell-address="Sheet1.A9:Sheet1.A9" chart:class="chart:line">
            <chart:data-point chart:repeated="18"/>
          </chart:series>
          <chart:series chart:style-name="ch12" chart:values-cell-range-address="Sheet1.B19:Sheet1.S19" chart:label-cell-address="Sheet1.A19:Sheet1.A1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AKAZE-AKAZE</text:p>
                <draw:g>
                  <svg:desc>Sheet1.A4:Sheet1.A4</svg:desc>
                </draw:g>
              </table:table-cell>
              <table:table-cell office:value-type="float" office:value="12.996275">
                <text:p>12.996275</text:p>
                <draw:g>
                  <svg:desc>Sheet1.B4:Sheet1.S4</svg:desc>
                </draw:g>
              </table:table-cell>
              <table:table-cell office:value-type="float" office:value="14.565173">
                <text:p>14.565173</text:p>
              </table:table-cell>
              <table:table-cell office:value-type="float" office:value="12.3751">
                <text:p>12.3751</text:p>
              </table:table-cell>
              <table:table-cell office:value-type="float" office:value="14.015449">
                <text:p>14.015449</text:p>
              </table:table-cell>
              <table:table-cell office:value-type="float" office:value="16.851596">
                <text:p>16.851596</text:p>
              </table:table-cell>
              <table:table-cell office:value-type="float" office:value="14.407012">
                <text:p>14.407012</text:p>
              </table:table-cell>
              <table:table-cell office:value-type="float" office:value="16.610037">
                <text:p>16.610037</text:p>
              </table:table-cell>
              <table:table-cell office:value-type="float" office:value="12.846009">
                <text:p>12.846009</text:p>
              </table:table-cell>
              <table:table-cell office:value-type="float" office:value="13.536182">
                <text:p>13.536182</text:p>
              </table:table-cell>
              <table:table-cell office:value-type="float" office:value="11.529658">
                <text:p>11.529658</text:p>
              </table:table-cell>
              <table:table-cell office:value-type="float" office:value="12.144749">
                <text:p>12.144749</text:p>
              </table:table-cell>
              <table:table-cell office:value-type="float" office:value="10.348694">
                <text:p>10.348694</text:p>
              </table:table-cell>
              <table:table-cell office:value-type="float" office:value="12.673124">
                <text:p>12.673124</text:p>
              </table:table-cell>
              <table:table-cell office:value-type="float" office:value="10.914908">
                <text:p>10.914908</text:p>
              </table:table-cell>
              <table:table-cell office:value-type="float" office:value="14.54752">
                <text:p>14.54752</text:p>
              </table:table-cell>
              <table:table-cell office:value-type="float" office:value="10.114624">
                <text:p>10.114624</text:p>
              </table:table-cell>
              <table:table-cell office:value-type="float" office:value="8.950443">
                <text:p>8.950443</text:p>
              </table:table-cell>
              <table:table-cell office:value-type="float" office:value="8.873399">
                <text:p>8.873399</text:p>
              </table:table-cell>
            </table:table-row>
            <table:table-row>
              <table:table-cell office:value-type="string">
                <text:p>FAST-BRIEF</text:p>
                <draw:g>
                  <svg:desc>Sheet1.A9:Sheet1.A9</svg:desc>
                </draw:g>
              </table:table-cell>
              <table:table-cell office:value-type="float" office:value="12.148159">
                <text:p>12.148159</text:p>
                <draw:g>
                  <svg:desc>Sheet1.B9:Sheet1.S9</svg:desc>
                </draw:g>
              </table:table-cell>
              <table:table-cell office:value-type="float" office:value="22.264337">
                <text:p>22.264337</text:p>
              </table:table-cell>
              <table:table-cell office:value-type="float" office:value="16.563317">
                <text:p>16.563317</text:p>
              </table:table-cell>
              <table:table-cell office:value-type="float" office:value="16.082551">
                <text:p>16.082551</text:p>
              </table:table-cell>
              <table:table-cell office:value-type="float" office:value="27.95252">
                <text:p>27.95252</text:p>
              </table:table-cell>
              <table:table-cell office:value-type="float" office:value="14.595954">
                <text:p>14.595954</text:p>
              </table:table-cell>
              <table:table-cell office:value-type="float" office:value="17.221677">
                <text:p>17.221677</text:p>
              </table:table-cell>
              <table:table-cell office:value-type="float" office:value="12.382898">
                <text:p>12.382898</text:p>
              </table:table-cell>
              <table:table-cell office:value-type="float" office:value="13.453252">
                <text:p>13.453252</text:p>
              </table:table-cell>
              <table:table-cell office:value-type="float" office:value="17.647065">
                <text:p>17.647065</text:p>
              </table:table-cell>
              <table:table-cell office:value-type="float" office:value="13.609049">
                <text:p>13.609049</text:p>
              </table:table-cell>
              <table:table-cell office:value-type="float" office:value="14.207537">
                <text:p>14.207537</text:p>
              </table:table-cell>
              <table:table-cell office:value-type="float" office:value="9.810447">
                <text:p>9.810447</text:p>
              </table:table-cell>
              <table:table-cell office:value-type="float" office:value="12.350041">
                <text:p>12.350041</text:p>
              </table:table-cell>
              <table:table-cell office:value-type="float" office:value="11.697577">
                <text:p>11.697577</text:p>
              </table:table-cell>
              <table:table-cell office:value-type="float" office:value="9.222179">
                <text:p>9.222179</text:p>
              </table:table-cell>
              <table:table-cell office:value-type="float" office:value="12.640565">
                <text:p>12.64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A19:Sheet1.A19</svg:desc>
                </draw:g>
              </table:table-cell>
              <table:table-cell office:value-type="float" office:value="10.732223">
                <text:p>10.732223</text:p>
                <draw:g>
                  <svg:desc>Sheet1.B19:Sheet1.S19</svg:desc>
                </draw:g>
              </table:table-cell>
              <table:table-cell office:value-type="float" office:value="17.123778">
                <text:p>17.123778</text:p>
              </table:table-cell>
              <table:table-cell office:value-type="float" office:value="18.188516">
                <text:p>18.188516</text:p>
              </table:table-cell>
              <table:table-cell office:value-type="float" office:value="15.975939">
                <text:p>15.975939</text:p>
              </table:table-cell>
              <table:table-cell office:value-type="float" office:value="20.777434">
                <text:p>20.777434</text:p>
              </table:table-cell>
              <table:table-cell office:value-type="float" office:value="14.709231">
                <text:p>14.709231</text:p>
              </table:table-cell>
              <table:table-cell office:value-type="float" office:value="17.744487">
                <text:p>17.744487</text:p>
              </table:table-cell>
              <table:table-cell office:value-type="float" office:value="13.839289">
                <text:p>13.839289</text:p>
              </table:table-cell>
              <table:table-cell office:value-type="float" office:value="13.263191">
                <text:p>13.263191</text:p>
              </table:table-cell>
              <table:table-cell office:value-type="float" office:value="13.01294">
                <text:p>13.01294</text:p>
              </table:table-cell>
              <table:table-cell office:value-type="float" office:value="11.128443">
                <text:p>11.128443</text:p>
              </table:table-cell>
              <table:table-cell office:value-type="float" office:value="11.990156">
                <text:p>11.990156</text:p>
              </table:table-cell>
              <table:table-cell office:value-type="float" office:value="9.620349">
                <text:p>9.620349</text:p>
              </table:table-cell>
              <table:table-cell office:value-type="float" office:value="9.854768">
                <text:p>9.854768</text:p>
              </table:table-cell>
              <table:table-cell office:value-type="float" office:value="9.234171">
                <text:p>9.234171</text:p>
              </table:table-cell>
              <table:table-cell office:value-type="float" office:value="9.214038">
                <text:p>9.214038</text:p>
              </table:table-cell>
              <table:table-cell office:value-type="float" office:value="7.929106">
                <text:p>7.929106</text:p>
              </table:table-cell>
              <table:table-cell office:value-type="float" office:value="8.679294">
                <text:p>8.6792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line" chart:style-name="ch1">
        <chart:title svg:x="4.483cm" svg:y="0.315cm" chart:style-name="ch2">
          <text:p>Time to Collision using only LIDAR</text:p>
        </chart:title>
        <chart:legend chart:legend-position="end" svg:x="12.87cm" svg:y="4.198cm" style:legend-expansion="high" chart:style-name="ch3"/>
        <chart:plot-area chart:style-name="ch4" table:cell-range-address="Sheet1.A3:Sheet1.S3" chart:data-source-has-labels="column" svg:x="1.33cm" svg:y="1.273cm" svg:width="11.221cm" svg:height="6.561cm">
          <chartooo:coordinate-region svg:x="1.766cm" svg:y="1.472cm" svg:width="10.414cm" svg:height="5.715cm"/>
          <chart:axis chart:dimension="x" chart:name="primary-x" chart:style-name="ch5">
            <chart:title svg:x="5.798cm" svg:y="8.013cm" chart:style-name="ch6">
              <text:p>Frame Number</text:p>
            </chart:title>
          </chart:axis>
          <chart:axis chart:dimension="y" chart:name="primary-y" chart:style-name="ch5">
            <chart:title svg:x="0.451cm" svg:y="6.224cm" chart:style-name="ch7">
              <text:p>Time to Collision (Sec)</text:p>
            </chart:title>
            <chart:grid chart:style-name="ch8" chart:class="major"/>
          </chart:axis>
          <chart:series chart:style-name="ch9" chart:values-cell-range-address="Sheet1.B3:Sheet1.S3" chart:label-cell-address="Sheet1.A3:Sheet1.A3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line" chart:style-name="ch1">
        <chart:legend chart:legend-position="end" svg:x="12.526cm" svg:y="3.7cm" style:legend-expansion="high" chart:style-name="ch2"/>
        <chart:plot-area chart:style-name="ch3" table:cell-range-address="Sheet1.A3:Sheet1.S3 Sheet1.A10:Sheet1.S10 Sheet1.A14:Sheet1.S14" chart:data-source-has-labels="column" svg:x="0.319cm" svg:y="0.179cm" svg:width="11.888cm" svg:height="8.636cm">
          <chartooo:coordinate-region svg:x="0.94cm" svg:y="0.378cm" svg:width="10.89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S3" chart:label-cell-address="Sheet1.A3:Sheet1.A3" chart:class="chart:line">
            <chart:data-point chart:repeated="18"/>
          </chart:series>
          <chart:series chart:style-name="ch7" chart:values-cell-range-address="Sheet1.B10:Sheet1.S10" chart:label-cell-address="Sheet1.A10:Sheet1.A10" chart:class="chart:line">
            <chart:data-point chart:repeated="18"/>
          </chart:series>
          <chart:series chart:style-name="ch8" chart:values-cell-range-address="Sheet1.B14:Sheet1.S14" chart:label-cell-address="Sheet1.A14:Sheet1.A1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TTC LIDAR</text:p>
                <draw:g>
                  <svg:desc>Sheet1.A3:Sheet1.A3</svg:desc>
                </draw:g>
              </table:table-cell>
              <table:table-cell office:value-type="float" office:value="12.5156">
                <text:p>12.5156</text:p>
                <draw:g>
                  <svg:desc>Sheet1.B3:Sheet1.S3</svg:desc>
                </draw:g>
              </table:table-cell>
              <table:table-cell office:value-type="float" office:value="12.614245">
                <text:p>12.614245</text:p>
              </table:table-cell>
              <table:table-cell office:value-type="float" office:value="14.091013">
                <text:p>14.091013</text:p>
              </table:table-cell>
              <table:table-cell office:value-type="float" office:value="16.689386">
                <text:p>16.689386</text:p>
              </table:table-cell>
              <table:table-cell office:value-type="float" office:value="15.908233">
                <text:p>15.908233</text:p>
              </table:table-cell>
              <table:table-cell office:value-type="float" office:value="12.678716">
                <text:p>12.678716</text:p>
              </table:table-cell>
              <table:table-cell office:value-type="float" office:value="11.984351">
                <text:p>11.984351</text:p>
              </table:table-cell>
              <table:table-cell office:value-type="float" office:value="13.124118">
                <text:p>13.124118</text:p>
              </table:table-cell>
              <table:table-cell office:value-type="float" office:value="13.024118">
                <text:p>13.024118</text:p>
              </table:table-cell>
              <table:table-cell office:value-type="float" office:value="11.174641">
                <text:p>11.174641</text:p>
              </table:table-cell>
              <table:table-cell office:value-type="float" office:value="12.808601">
                <text:p>12.808601</text:p>
              </table:table-cell>
              <table:table-cell office:value-type="float" office:value="8.95978">
                <text:p>8.95978</text:p>
              </table:table-cell>
              <table:table-cell office:value-type="float" office:value="9.96439">
                <text:p>9.96439</text:p>
              </table:table-cell>
              <table:table-cell office:value-type="float" office:value="9.59863">
                <text:p>9.59863</text:p>
              </table:table-cell>
              <table:table-cell office:value-type="float" office:value="8.573525">
                <text:p>8.573525</text:p>
              </table:table-cell>
              <table:table-cell office:value-type="float" office:value="9.51617">
                <text:p>9.51617</text:p>
              </table:table-cell>
              <table:table-cell office:value-type="float" office:value="9.546581">
                <text:p>9.546581</text:p>
              </table:table-cell>
              <table:table-cell office:value-type="float" office:value="8.398803">
                <text:p>8.398803</text:p>
              </table:table-cell>
            </table:table-row>
            <table:table-row>
              <table:table-cell office:value-type="string">
                <text:p>FAST-FREAK</text:p>
                <draw:g>
                  <svg:desc>Sheet1.A10:Sheet1.A10</svg:desc>
                </draw:g>
              </table:table-cell>
              <table:table-cell office:value-type="float" office:value="9.766789">
                <text:p>9.766789</text:p>
                <draw:g>
                  <svg:desc>Sheet1.B10:Sheet1.S10</svg:desc>
                </draw:g>
              </table:table-cell>
              <table:table-cell office:value-type="float" office:value="23.432285">
                <text:p>23.432285</text:p>
              </table:table-cell>
              <table:table-cell office:value-type="float" office:value="12.766351">
                <text:p>12.766351</text:p>
              </table:table-cell>
              <table:table-cell office:value-type="float" office:value="72.723688">
                <text:p>72.723688</text:p>
              </table:table-cell>
              <table:table-cell office:value-type="float" office:value="8.227603">
                <text:p>8.227603</text:p>
              </table:table-cell>
              <table:table-cell office:value-type="float" office:value="34.726546">
                <text:p>34.726546</text:p>
              </table:table-cell>
              <table:table-cell office:value-type="float" office:value="10.63944">
                <text:p>10.63944</text:p>
              </table:table-cell>
              <table:table-cell office:value-type="float" office:value="12.833056">
                <text:p>12.833056</text:p>
              </table:table-cell>
              <table:table-cell office:value-type="float" office:value="14.270777">
                <text:p>14.270777</text:p>
              </table:table-cell>
              <table:table-cell office:value-type="float" office:value="22.994257">
                <text:p>22.994257</text:p>
              </table:table-cell>
              <table:table-cell office:value-type="float" office:value="12.723134">
                <text:p>12.723134</text:p>
              </table:table-cell>
              <table:table-cell office:value-type="float" office:value="10.235721">
                <text:p>10.235721</text:p>
              </table:table-cell>
              <table:table-cell office:value-type="float" office:value="10.958476">
                <text:p>10.958476</text:p>
              </table:table-cell>
              <table:table-cell office:value-type="float" office:value="12.345256">
                <text:p>12.345256</text:p>
              </table:table-cell>
              <table:table-cell office:value-type="float" office:value="9.649765">
                <text:p>9.649765</text:p>
              </table:table-cell>
              <table:table-cell office:value-type="float" office:value="9.952432">
                <text:p>9.95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FREAK</text:p>
                <draw:g>
                  <svg:desc>Sheet1.A14:Sheet1.A14</svg:desc>
                </draw:g>
              </table:table-cell>
              <table:table-cell office:value-type="float" office:value="20.576159">
                <text:p>20.576159</text:p>
                <draw:g>
                  <svg:desc>Sheet1.B14:Sheet1.S14</svg:desc>
                </draw:g>
              </table:table-cell>
              <table:table-cell office:value-type="float" office:value="17.943493">
                <text:p>17.943493</text:p>
              </table:table-cell>
              <table:table-cell office:value-type="float" office:value="149.075365">
                <text:p>149.075365</text:p>
              </table:table-cell>
              <table:table-cell office:value-type="float" office:value="24.732013">
                <text:p>24.732013</text:p>
              </table:table-cell>
              <table:table-cell office:value-type="float" office:value="24.5">
                <text:p>24.5</text:p>
              </table:table-cell>
              <table:table-cell office:value-type="float" office:value="23.994629">
                <text:p>23.994629</text:p>
              </table:table-cell>
              <table:table-cell office:value-type="float" office:value="16.678995">
                <text:p>16.678995</text:p>
              </table:table-cell>
              <table:table-cell office:value-type="float" office:value="79.098976">
                <text:p>79.098976</text:p>
              </table:table-cell>
              <table:table-cell office:value-type="float" office:value="7.656974">
                <text:p>7.656974</text:p>
              </table:table-cell>
              <table:table-cell office:value-type="float" office:value="14.48563">
                <text:p>14.48563</text:p>
              </table:table-cell>
              <table:table-cell office:value-type="float" office:value="6.427865">
                <text:p>6.427865</text:p>
              </table:table-cell>
              <table:table-cell office:value-type="float" office:value="44.795944">
                <text:p>44.795944</text:p>
              </table:table-cell>
              <table:table-cell office:value-type="float" office:value="8.403805">
                <text:p>8.403805</text:p>
              </table:table-cell>
              <table:table-cell office:value-type="float" office:value="6.011271">
                <text:p>6.011271</text:p>
              </table:table-cell>
              <table:table-cell office:value-type="float" office:value="9.868051">
                <text:p>9.868051</text:p>
              </table:table-cell>
              <table:table-cell office:value-type="float" office:value="9.746868">
                <text:p>9.74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